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2" svg:font-family="'Times New Roman'" style:font-adornments="Normal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note">
      <style:text-properties officeooo:rsid="001c4169" officeooo:paragraph-rsid="001c4169"/>
    </style:style>
    <style:style style:name="P2" style:family="paragraph" style:parent-style-name="Footnote">
      <style:text-properties officeooo:rsid="0020bd30" officeooo:paragraph-rsid="0020bd30"/>
    </style:style>
    <style:style style:name="P3" style:family="paragraph" style:parent-style-name="_3c_l_3e_">
      <style:text-properties officeooo:paragraph-rsid="001c4169"/>
    </style:style>
    <style:style style:name="P4" style:family="paragraph" style:parent-style-name="_3c_l_3e_">
      <style:text-properties officeooo:paragraph-rsid="001c9984"/>
    </style:style>
    <style:style style:name="P5" style:family="paragraph" style:parent-style-name="_3c_l_3e_">
      <style:text-properties officeooo:paragraph-rsid="001e0610"/>
    </style:style>
    <style:style style:name="P6" style:family="paragraph" style:parent-style-name="_3c_l_3e_">
      <style:text-properties officeooo:paragraph-rsid="001f5e3e"/>
    </style:style>
    <style:style style:name="P7" style:family="paragraph" style:parent-style-name="_3c_l_3e_">
      <style:text-properties officeooo:paragraph-rsid="0020bd30"/>
    </style:style>
    <style:style style:name="P8" style:family="paragraph" style:parent-style-name="_3c_l_3e_">
      <style:text-properties officeooo:paragraph-rsid="0021812d"/>
    </style:style>
    <style:style style:name="P9" style:family="paragraph" style:parent-style-name="_3c_l_3e_">
      <style:text-properties officeooo:paragraph-rsid="002339a2"/>
    </style:style>
    <style:style style:name="P10" style:family="paragraph" style:parent-style-name="_3c_l_3e_">
      <style:text-properties officeooo:paragraph-rsid="00248dfe"/>
    </style:style>
    <style:style style:name="P11" style:family="paragraph" style:parent-style-name="_3c_l_3e_">
      <style:text-properties officeooo:paragraph-rsid="0026347b"/>
    </style:style>
    <style:style style:name="P12" style:family="paragraph" style:parent-style-name="_3c_l_3e_">
      <style:text-properties officeooo:paragraph-rsid="0026f8b7"/>
    </style:style>
    <style:style style:name="T1" style:family="text">
      <style:text-properties style:font-name="Times New Roman2" style:font-name-asian="Microsoft YaHei" style:font-name-complex="Arial"/>
    </style:style>
    <style:style style:name="T2" style:family="text">
      <style:text-properties officeooo:rsid="001c4169"/>
    </style:style>
    <style:style style:name="T3" style:family="text">
      <style:text-properties style:font-name="Times New Roman1" fo:font-size="12pt" fo:font-weight="normal" officeooo:rsid="001c4169" style:font-name-asian="Microsoft YaHei" style:font-size-asian="16.1000003814697pt" style:font-weight-asian="bold" style:font-name-complex="Arial" style:font-size-complex="16.1000003814697pt" style:font-weight-complex="bold"/>
    </style:style>
    <style:style style:name="T4" style:family="text">
      <style:text-properties style:font-name="Times New Roman1" fo:font-size="12pt" fo:font-weight="normal" officeooo:rsid="001c4169"/>
    </style:style>
    <style:style style:name="T5" style:family="text">
      <style:text-properties style:font-name="Times New Roman1" fo:font-size="12pt" fo:font-weight="normal" officeooo:rsid="001e0610"/>
    </style:style>
    <style:style style:name="T6" style:family="text">
      <style:text-properties style:font-name="Times New Roman1" fo:font-size="12pt" fo:font-weight="normal" officeooo:rsid="001f5e3e"/>
    </style:style>
    <style:style style:name="T7" style:family="text">
      <style:text-properties style:font-name="Times New Roman1" fo:font-size="12pt" fo:font-weight="normal" officeooo:rsid="0020bd30"/>
    </style:style>
    <style:style style:name="T8" style:family="text">
      <style:text-properties style:font-name="Times New Roman1" fo:font-size="12pt" fo:font-weight="normal" officeooo:rsid="0021812d"/>
    </style:style>
    <style:style style:name="T9" style:family="text">
      <style:text-properties style:font-name="Times New Roman1" fo:font-size="12pt" fo:font-weight="normal" officeooo:rsid="002339a2"/>
    </style:style>
    <style:style style:name="T10" style:family="text">
      <style:text-properties style:font-name="Times New Roman1" fo:font-size="12pt" fo:font-weight="normal" officeooo:rsid="00248dfe"/>
    </style:style>
    <style:style style:name="T11" style:family="text">
      <style:text-properties style:font-name="Times New Roman1" fo:font-size="12pt" fo:font-weight="normal" officeooo:rsid="0026347b"/>
    </style:style>
    <style:style style:name="T12" style:family="text">
      <style:text-properties style:font-name="Times New Roman1" fo:font-size="12pt" fo:font-weight="normal" officeooo:rsid="0026f8b7"/>
    </style:style>
    <style:style style:name="T13" style:family="text">
      <style:text-properties officeooo:rsid="001c9984"/>
    </style:style>
    <style:style style:name="T14" style:family="text">
      <style:text-properties officeooo:rsid="001e0610"/>
    </style:style>
    <style:style style:name="T15" style:family="text">
      <style:text-properties officeooo:rsid="001f5e3e"/>
    </style:style>
    <style:style style:name="T16" style:family="text">
      <style:text-properties officeooo:rsid="0020bd30"/>
    </style:style>
    <style:style style:name="T17" style:family="text">
      <style:text-properties officeooo:rsid="0021812d"/>
    </style:style>
    <style:style style:name="T18" style:family="text">
      <style:text-properties officeooo:rsid="002339a2"/>
    </style:style>
    <style:style style:name="T19" style:family="text">
      <style:text-properties officeooo:rsid="00248dfe"/>
    </style:style>
    <style:style style:name="T20" style:family="text">
      <style:text-properties officeooo:rsid="0026347b"/>
    </style:style>
    <style:style style:name="T21" style:family="text">
      <style:text-properties officeooo:rsid="0026f8b7"/>
    </style:style>
    <style:style style:name="T22" style:family="text">
      <style:text-properties officeooo:rsid="00282b84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wrap">
        <text:h text:style-name="Heading_20_1" text:outline-level="1">La Lyre d’Orphée</text:h>
        <text:h text:style-name="_3c_l_3e_" text:outline-level="1"><text:span text:style-name="_3c_pb_3e_">[195]</text:span>Berthod personne illustre en cét âge barbare,</text:h>
        <text:h text:style-name="_3c_l_3e_" text:outline-level="1">Où l’Amy véritable est un tresor si rare ;</text:h>
        <text:h text:style-name="_3c_l_3e_" text:outline-level="1">Amy discret, fidele, et digne de mon choix,</text:h>
        <text:h text:style-name="_3c_l_3e_" text:outline-level="1">De qui l’esprit éclate aussi bien que la voix,</text:h>
        <text:h text:style-name="_3c_l_3e_" text:outline-level="1">Et dont la merveilleuse et divine harmonie</text:h>
        <text:h text:style-name="_3c_l_3e_" text:outline-level="1">A d’un feu tout celeste échauffé mon Genie.</text:h>
        <text:h text:style-name="_3c_l_3e_" text:outline-level="1">Cesse de réveiller avec tant de beaux Airs</text:h>
        <text:h text:style-name="_3c_l_3e_" text:outline-level="1">Echo qui se retire au fond de ces Deserts,</text:h>
        <text:h text:style-name="_3c_l_3e_" text:outline-level="1">Et qui plaignant encor le trespas de Narcisse,</text:h>
        <text:h text:style-name="_3c_l_3e_" text:outline-level="1">A besoin de repos plustost que d’exercice.</text:h>
        <text:h text:style-name="_3c_l_3e_" text:outline-level="1">Laisse dormir en paix les Nimphes de ces eaux</text:h>
        <text:h text:style-name="_3c_l_3e_" text:outline-level="1">Qui couronnant leur front de joncs et de roseaux,</text:h>
        <text:h text:style-name="_3c_l_3e_" text:outline-level="1">Sous le liquide argent de leurs robes superbes,</text:h>
        <text:h text:style-name="_3c_l_3e_" text:outline-level="1">Dansent à tes chansons dessus l’émail des herbes.</text:h>
        <text:h text:style-name="_3c_l_3e_" text:outline-level="1">Ne donne plus d’amour à la Reine des fleurs</text:h>
        <text:h text:style-name="_3c_l_3e_" text:outline-level="1">Qui ait montre à tes yeux de ses vives couleurs,</text:h>
        <text:h text:style-name="_3c_l_3e_" text:outline-level="1">Et qui prestant l’oreille à ta voix qui l’attire,</text:h>
        <text:h text:style-name="_3c_l_3e_" text:outline-level="1">Charge de ses odeurs les ailes de Zephire.</text:h>
        <text:h text:style-name="_3c_l_3e_" text:outline-level="1">Suspen cét art divin qui peut tout enchanter,</text:h>
        <text:h text:style-name="_3c_l_3e_" text:outline-level="1">Et tien la bouche close afin de m’écouter.</text:h>
        <text:h text:style-name="_3c_l_3e_" text:outline-level="1"/>
        <text:h text:style-name="_3c_l_3e_" text:outline-level="1"><text:span text:style-name="_3c_pb_3e_">[196]</text:span>Comme le plus grand Roy qui soit en la Nature,</text:h>
        <text:h text:style-name="_3c_l_3e_" text:outline-level="1">S’est daigné divertir à faire ta peinture,</text:h>
        <text:h text:style-name="_3c_l_3e_" text:outline-level="1">Et tirer ton Portrait de cette mesme main</text:h>
        <text:h text:style-name="_3c_l_3e_" text:outline-level="1">Dont il a fait trembler l’Ibere et le Germain :</text:h>
        <text:h text:style-name="_3c_l_3e_" text:outline-level="1">Je veux par un labeur qui dépite les Parques,</text:h>
        <text:h text:style-name="_3c_l_3e_" text:outline-level="1">De nostre amitié sainte éterniser les marques,</text:h>
        <text:h text:style-name="_3c_l_3e_" text:outline-level="1">Et graver ton merite et ton nom dans ces vers</text:h>
        <text:h text:style-name="_3c_l_3e_" text:outline-level="1">D’un soin qui les conserve autant que l’Univers.</text:h>
        <text:h text:style-name="_3c_l_3e_" text:outline-level="1">Je veux chanter l’effet que la Fable ancienne</text:h>
        <text:h text:style-name="_3c_l_3e_" text:outline-level="1">Raconte d’une voix moins belle que la tienne :</text:h>
        <text:h text:style-name="_3c_l_3e_" text:outline-level="1">Je veux dépeindre icy d’une vive couleur,</text:h>
        <text:h text:style-name="_3c_l_3e_" text:outline-level="1">Ce que tenta ce Chantre accablé de douleur</text:h>
        <text:h text:style-name="_3c_l_3e_" text:outline-level="1">Qui rendit à ses Airs les marbres pitoyables,</text:h>
        <text:h text:style-name="_3c_l_3e_" text:outline-level="1">Et fit dans les Enfers des progrés incroyables.</text:h>
        <text:h text:style-name="_3c_l_3e_" text:outline-level="1"/>
        <text:h text:style-name="_3c_l_3e_" text:outline-level="1">Quand cét homme fameux dont la Lyre et la voix</text:h>
        <text:h text:style-name="_3c_l_3e_" text:outline-level="1">Attiroient apres luy les Rochers et les Bois,</text:h>
        <text:h text:style-name="_3c_l_3e_" text:outline-level="1">Suspendoient pour un temps le cours de la Nature,</text:h>
        <text:h text:style-name="_3c_l_3e_" text:outline-level="1">Arrestoient les Ruisseaux, empeschoient leur murmure,</text:h>
        <text:h text:style-name="_3c_l_3e_" text:outline-level="1">Domtoient les Animaux d’un air imperieux,</text:h>
        <text:h text:style-name="_3c_l_3e_" text:outline-level="1">Asseuroient les craintifs, calmoient les furieux,</text:h>
        <text:h text:style-name="_3c_l_3e_" text:outline-level="1">Et par une merveille inconnuë à la Terre</text:h>
        <text:h text:style-name="_3c_l_3e_" text:outline-level="1">Faisoient naistre la paix où fut tousjours la guerre.</text:h>
        <text:h text:style-name="_3c_l_3e_" text:outline-level="1">Quand, dis-je cét Amant eut accusé la mort,</text:h>
        <text:h text:style-name="_3c_l_3e_" text:outline-level="1">Injurié les Cieux, les Astres et le Sort,</text:h>
        <text:h text:style-name="_3c_l_3e_" text:outline-level="1">Et dit sur l’accident du trespas de sa femme</text:h>
        <text:h text:style-name="_3c_l_3e_" text:outline-level="1">Tantost avec loüange, et tantost abec blâme,</text:h>
        <text:h text:style-name="_3c_l_3e_" text:outline-level="1">Tout ce que dans l’excés d’un semblable malheur</text:h>
        <text:h text:style-name="_3c_l_3e_" text:outline-level="1">Luy peurent inspirer l’amour et la douleur.</text:h>
        <text:h text:style-name="_3c_l_3e_" text:outline-level="1"><text:soft-page-break/>Il dressa le tombeau de sa chere Euridice</text:h>
        <text:h text:style-name="_3c_l_3e_" text:outline-level="1">Dessus un grand Rocher pendant en precipice ;</text:h>
        <text:h text:style-name="_3c_l_3e_" text:outline-level="1"><text:span text:style-name="_3c_pb_3e_">[197]</text:span>Pour y passer sa vie et s’y plaindre tousjours</text:h>
        <text:h text:style-name="_3c_l_3e_" text:outline-level="1">Du cours infortuné de ses tristes amours.</text:h>
        <text:h text:style-name="_3c_l_3e_" text:outline-level="1">Il ne prit avec luy que sa Lyre fidelle</text:h>
        <text:h text:style-name="_3c_l_3e_" text:outline-level="1">Pour employer le temps à se plaindre avec elle :</text:h>
        <text:h text:style-name="_3c_l_3e_" text:outline-level="1">Mais ce rare instrument qu’il sceut si bien toucher,</text:h>
        <text:h text:style-name="_3c_l_3e_" text:outline-level="1">De nouveaux ornemens embellit son Rocher ;</text:h>
        <text:h text:style-name="_3c_l_3e_" text:outline-level="1">Car le son merveilleux de ses cordes divines</text:h>
        <text:h text:style-name="_3c_l_3e_" text:outline-level="1">Obligea les Forests d’enlever leurs racines,</text:h>
        <text:h text:style-name="_3c_l_3e_" text:outline-level="1">Pour venir honorer de leur ombrage frais</text:h>
        <text:h text:style-name="_3c_l_3e_" text:outline-level="1">Ce mortel si sçavant à faire des regrets.</text:h>
        <text:h text:style-name="_3c_l_3e_" text:outline-level="1"><text:span text:style-name="T1">À</text:span> ses premiers accords on vid soudain parestre</text:h>
        <text:h text:style-name="_3c_l_3e_" text:outline-level="1">Le Noyer, le Cormier, le Tilleul, et le Hestre,</text:h>
        <text:h text:style-name="_3c_l_3e_" text:outline-level="1">Le Chesne qui jadis couronnoit le Vainqueur</text:h>
        <text:h text:style-name="_3c_l_3e_" text:outline-level="1">D’une juste pitié s’y fendit jusqu’au cœur.</text:h>
        <text:h text:style-name="_3c_l_3e_" text:outline-level="1">Le Cèdre imperieux y vint baisser la teste</text:h>
        <text:h text:style-name="_3c_l_3e_" text:outline-level="1">Suivi du vert Laurier qui brave la tempeste.</text:h>
        <text:h text:style-name="_3c_l_3e_" text:outline-level="1">Le Palmier s’y pressa pour luy faire la Cour</text:h>
        <text:h text:style-name="_3c_l_3e_" text:outline-level="1">Cet exemple parfait de constance et d’amour,</text:h>
        <text:h text:style-name="_3c_l_3e_" text:outline-level="1">Le Tremble y vint couvert de sa feuille timide,</text:h>
        <text:h text:style-name="_3c_l_3e_" text:outline-level="1">Le Cyprès y parut en verte Piramide :</text:h>
        <text:h text:style-name="_3c_l_3e_" text:outline-level="1">Le Peuplier qui du Po rend les bords honorez,</text:h>
        <text:h text:style-name="_3c_l_3e_" text:outline-level="1">Le Coudre deceleur des tresors enterrez,</text:h>
        <text:h text:style-name="_3c_l_3e_" text:outline-level="1">L’arbre qu’aime Venus, celuy qu’aime Diane,</text:h>
        <text:h text:style-name="_3c_l_3e_" text:outline-level="1">L’<text:span text:style-name="T1">É</text:span>rable, le Sapin, le Tamarin, le Plane.</text:h>
        <text:h text:style-name="_3c_l_3e_" text:outline-level="1">Le Cycomore noir, le Saule palissant,</text:h>
        <text:h text:style-name="_3c_l_3e_" text:outline-level="1">Le Bouleau chevelu, l’Aubepin fleurissant,</text:h>
        <text:h text:style-name="_3c_l_3e_" text:outline-level="1">L’Abricotier qui porte une moisson sucrée,</text:h>
        <text:h text:style-name="_3c_l_3e_" text:outline-level="1">La plante pacifique à Pallas consacrée ;</text:h>
        <text:h text:style-name="_3c_l_3e_" text:outline-level="1">L’arbre délicieux qui produit les Pavis,</text:h>
        <text:h text:style-name="_3c_l_3e_" text:outline-level="1">Le Grenadier chargé de ses tendres rubis :</text:h>
        <text:h text:style-name="_3c_l_3e_" text:outline-level="1">Le Figuier, le Meurier, dont le fruit agreable</text:h>
        <text:h text:style-name="_3c_l_3e_" text:outline-level="1">Fut coloré de sang par un sort deplorable.</text:h>
        <text:h text:style-name="_3c_l_3e_" text:outline-level="1">Enfin, depuis le Fresne ennemy des serpens</text:h>
        <text:h text:style-name="_3c_l_3e_" text:outline-level="1"><text:span text:style-name="_3c_pb_3e_">[198]</text:span>Jusques à l’humble Vigne aux bras tousjours rampans.</text:h>
        <text:h text:style-name="_3c_l_3e_" text:outline-level="1">L’Orenger qui son fruit de sa fleur accompagne,</text:h>
        <text:h text:style-name="_3c_l_3e_" text:outline-level="1">L’Encens, le Violier, et le Jasmin d’Espagne,</text:h>
        <text:h text:style-name="_3c_l_3e_" text:outline-level="1">Attirez par le son de ses charmans accords,</text:h>
        <text:h text:style-name="_3c_l_3e_" text:outline-level="1">Furent de la partie et ne firent qu’un Corps,</text:h>
        <text:h text:style-name="_3c_l_3e_" text:outline-level="1">Tout à l’entour d’Orphée en ordre se rangerent,</text:h>
        <text:h text:style-name="_3c_l_3e_" text:outline-level="1">Et de son infortune ensemble s’affligerent,</text:h>
        <text:h text:style-name="_3c_l_3e_" text:outline-level="1">Se mettans en devoir d’adoucir ses ennuis</text:h>
        <text:h text:style-name="_3c_l_3e_" text:outline-level="1">En luy venant offrir ou des fleurs ou des fruits.</text:h>
        <text:h text:style-name="_3c_l_3e_" text:outline-level="1"/>
        <text:h text:style-name="_3c_l_3e_" text:outline-level="1">Mille petits Oyseaux serrans leurs plumes peintes,</text:h>
        <text:h text:style-name="_3c_l_3e_" text:outline-level="1">Y deviennent muets pour entendre ses plaintes ;</text:h>
        <text:h text:style-name="_3c_l_3e_" text:outline-level="1">Là le Chardonneret, le Tarin, le Pinçon, escouterent à l’envy cette docte leçon ;</text:h>
        <text:h text:style-name="_3c_l_3e_" text:outline-level="1">Le Serin la medite, et l’aimable Linotte</text:h>
        <text:h text:style-name="_3c_l_3e_" text:outline-level="1">En forme en son idée une petite notte.</text:h>
        <text:h text:style-name="_3c_l_3e_" text:outline-level="1">Jamais le Rossignol ce Chantre ingénieux,</text:h>
        <text:h text:style-name="_3c_l_3e_" text:outline-level="1">Cet Atome sonnant ; ce poinct harmonieux,</text:h>
        <text:h text:style-name="_3c_l_3e_" text:outline-level="1"><text:soft-page-break/>Qui mesle en ses motets un si rare artifice</text:h>
        <text:h text:style-name="_3c_l_3e_" text:outline-level="1">Contre ce Champion n’ose entrer dans la lice.</text:h>
        <text:h text:style-name="_3c_l_3e_" text:outline-level="1">Là le Gey peu discret, se rend respectueux,</text:h>
        <text:h text:style-name="_3c_l_3e_" text:outline-level="1">La Corneille y retient son cry tumultueux,</text:h>
        <text:h text:style-name="_3c_l_3e_" text:outline-level="1">E le Merle touché d’une douleur secrette,</text:h>
        <text:h text:style-name="_3c_l_3e_" text:outline-level="1">Semble y porter le dueil de celle qu’on regrette.</text:h>
        <text:h text:style-name="_3c_l_3e_" text:outline-level="1">La Choüette en leur troupe ose lever le front,</text:h>
        <text:h text:style-name="_3c_l_3e_" text:outline-level="1">Et sans que sa laideur y reçoive d’affront ;</text:h>
        <text:h text:style-name="_3c_l_3e_" text:outline-level="1">Car sa difformité qui leur colere attise,</text:h>
        <text:h text:style-name="_3c_l_3e_" text:outline-level="1">Auprès de cette Lyre est en lieu de franchise.</text:h>
        <text:h text:style-name="_3c_l_3e_" text:outline-level="1">Il semble que l’aiguille ait fait adroitement</text:h>
        <text:h text:style-name="_3c_l_3e_" text:outline-level="1">Ces animaux sans voix comme sans mouvement</text:h>
        <text:h text:style-name="_3c_l_3e_" text:outline-level="1">Et parmy tous ceux-cy beaucoup d’Oyseax de proye</text:h>
        <text:h text:style-name="_3c_l_3e_" text:outline-level="1">Semblent aussi charmez, n’estre faits que de soye.</text:h>
        <text:h text:style-name="_3c_l_3e_" text:outline-level="1"><text:span text:style-name="_3c_pb_3e_">[199]</text:span>Le Lanier qui soustient, superbe et genereux,</text:h>
        <text:h text:style-name="_3c_l_3e_" text:outline-level="1">Void lever des Pigeons et ne fond point furieux.</text:h>
        <text:h text:style-name="_3c_l_3e_" text:outline-level="1">L’Espervier au Moyneau, n’ose faire la guerre,</text:h>
        <text:h text:style-name="_3c_l_3e_" text:outline-level="1">L’Autour et la Perdrix, sont en paix sur la terre.</text:h>
        <text:h text:style-name="_3c_l_3e_" text:outline-level="1">L’Oyseau de Jupiter, ce Monarque des airs</text:h>
        <text:h text:style-name="_3c_l_3e_" text:outline-level="1">Qui tient la région d’où partent les éclairs,</text:h>
        <text:h text:style-name="_3c_l_3e_" text:outline-level="1">Paroist haut suspendu dans un profond silence</text:h>
        <text:h text:style-name="_3c_l_3e_" text:outline-level="1">Sans faire à ses sujets aucune violence :</text:h>
        <text:h text:style-name="_3c_l_3e_" text:outline-level="1">Le Heron dessous luy, plane d’un vol léger</text:h>
        <text:h text:style-name="_3c_l_3e_" text:outline-level="1">Et demeure sans crainte à l’ombre du danger.</text:h>
        <text:h text:style-name="_3c_l_3e_" text:outline-level="1">Ainsi la Majesté d’une voix docte et belle</text:h>
        <text:h text:style-name="_3c_l_3e_" text:outline-level="1">Suspend la tyrannie et la peur naturelle ;</text:h>
        <text:h text:style-name="_3c_l_3e_" text:outline-level="1">Et sous l’authorité de ses charmes puissans</text:h>
        <text:h text:style-name="_3c_l_3e_" text:outline-level="1">Mille Peuples divers sont tous obeïssans.</text:h>
        <text:h text:style-name="_3c_l_3e_" text:outline-level="1">Mais cette loy parlante en cette aimable sorte</text:h>
        <text:h text:style-name="_3c_l_3e_" text:outline-level="1">Maistrise bien des cœurs de nature plus forte :</text:h>
        <text:h text:style-name="_3c_l_3e_" text:outline-level="1">Si les hostes de l’air respectent cette voix,</text:h>
        <text:h text:style-name="_3c_l_3e_" text:outline-level="1">Ceux dont la cruauté deshonore les Bois</text:h>
        <text:h text:style-name="_3c_l_3e_" text:outline-level="1">Et qui sur les troupeaux font de sanglans ravages,</text:h>
        <text:h text:style-name="_3c_l_3e_" text:outline-level="1">Ne sont point en ce lieu plus fiers ny plus sauvages.</text:h>
        <text:h text:style-name="_3c_l_3e_" text:outline-level="1">La Biche et le Chevreul se treuvent sans danger</text:h>
        <text:h text:style-name="_3c_l_3e_" text:outline-level="1">Prés du Cervier cruel, et de l’Once leger ;</text:h>
        <text:h text:style-name="_3c_l_3e_" text:outline-level="1">Le Lyon dépouillant s<text:span text:style-name="T22">a</text:span> naturelle audace,</text:h>
        <text:h text:style-name="_3c_l_3e_" text:outline-level="1">Souffre qu’auprés de luy le Taureau prene place ;</text:h>
        <text:h text:style-name="_3c_l_3e_" text:outline-level="1">L’indomptable <text:span text:style-name="T1">É</text:span>léphant dans cette attention</text:h>
        <text:h text:style-name="_3c_l_3e_" text:outline-level="1">Prés du Rinocerot n’a point d’émotion.</text:h>
        <text:h text:style-name="_3c_l_3e_" text:outline-level="1">La Brebis et le Loup suivent cette harmonie</text:h>
        <text:h text:style-name="_3c_l_3e_" text:outline-level="1">L’un sans aucune peur, l’autre sans tirannie,</text:h>
        <text:h text:style-name="_3c_l_3e_" text:outline-level="1">Puisque durant l’excès d’un si charmant plaisir</text:h>
        <text:h text:style-name="_3c_l_3e_" text:outline-level="1">Ny l’effroy, ny la faim ne les peuvent saisir.</text:h>
        <text:h text:style-name="_3c_l_3e_" text:outline-level="1">La Bellette au combat peu devant attachée,</text:h>
        <text:h text:style-name="_3c_l_3e_" text:outline-level="1">Laisse avecque l’Aspic sa victoire ébauchée ;</text:h>
        <text:h text:style-name="_3c_l_3e_" text:outline-level="1"><text:span text:style-name="_3c_pb_3e_">[200]</text:span>Et Son fier ennemy par l’oreille enchante</text:h>
        <text:h text:style-name="_3c_l_3e_" text:outline-level="1">Quitte avec son venin son animosité.</text:h>
        <text:h text:style-name="_3c_l_3e_" text:outline-level="1"/>
        <text:h text:style-name="_3c_l_3e_" text:outline-level="1">Là se viennent coucher en diverse posture</text:h>
        <text:h text:style-name="_3c_l_3e_" text:outline-level="1">Cent Animaux divers de forme et de nature :</text:h>
        <text:h text:style-name="_3c_l_3e_" text:outline-level="1">La frauduleuse Hyene, et de qui la beauté</text:h>
        <text:h text:style-name="_3c_l_3e_" text:outline-level="1"><text:soft-page-break/>Sous un port innocent cache la cruauté.</text:h>
        <text:h text:style-name="_3c_l_3e_" text:outline-level="1">Le Cheval glorieux, symbole de la guerre,</text:h>
        <text:h text:style-name="_3c_l_3e_" text:outline-level="1">Le Linx aux yeux perçans, dont l’eau se change en pierre.</text:h>
        <text:h text:style-name="_3c_l_3e_" text:outline-level="1">L’Escurieu sautelant qui n’a point de repos,</text:h>
        <text:h text:style-name="_3c_l_3e_" text:outline-level="1">La Marmote assoupie, et le Singe dispos.</text:h>
        <text:h text:style-name="_3c_l_3e_" text:outline-level="1">Le Castor y fait uoir Sa longue panne rousse,</text:h>
        <text:h text:style-name="_3c_l_3e_" text:outline-level="1">Le Porc-espic ses traits dont luy-mesme est la trousse.</text:h>
        <text:h text:style-name="_3c_l_3e_" text:outline-level="1">Le Tigre y met au jour son beau gris argenté</text:h>
        <text:h text:style-name="_3c_l_3e_" text:outline-level="1">Qu’avec art la Nature a si bien moucheté.</text:h>
        <text:h text:style-name="_3c_l_3e_" text:outline-level="1">L’Ours y vient avouer que des douceurs pareilles</text:h>
        <text:h text:style-name="_3c_l_3e_" text:outline-level="1">Ne se rencontrent point au séjour des Abeilles.</text:h>
        <text:h text:style-name="_3c_l_3e_" text:outline-level="1">Le Sanglier y paroist dont le crochet fatal</text:h>
        <text:h text:style-name="_3c_l_3e_" text:outline-level="1">A terracé de Mars le glorieux Rival</text:h>
        <text:h text:style-name="_3c_l_3e_" text:outline-level="1">L’on y void arriver le Byson Solitaire,</text:h>
        <text:h text:style-name="_3c_l_3e_" text:outline-level="1">La docile Girafle, et le laid Dromadaire.</text:h>
        <text:h text:style-name="_3c_l_3e_" text:outline-level="1">Là le Caméléon qui change si souvent,</text:h>
        <text:h text:style-name="_3c_l_3e_" text:outline-level="1">Se nourrit des beaux Airs d’un Chantre si sçavant.</text:h>
        <text:h text:style-name="_3c_l_3e_" text:outline-level="1">Là se vient presenter la Martre Zebeline,</text:h>
        <text:h text:style-name="_3c_l_3e_" text:outline-level="1">Là se laisse ravir la pure et blanche Hermine.</text:h>
        <text:h text:style-name="_3c_l_3e_" text:outline-level="1">Le Chat que la Lybie enfante en ses ardeurs,</text:h>
        <text:h text:style-name="_3c_l_3e_" text:outline-level="1">Y fait profusion de ses bonnes odeurs :</text:h>
        <text:h text:style-name="_3c_l_3e_" text:outline-level="1">Le Grifon de son Or, et l’aimable Licorne</text:h>
        <text:h text:style-name="_3c_l_3e_" text:outline-level="1">Y donne pour tribut la précieuse corne.</text:h>
        <text:h text:style-name="_3c_l_3e_" text:outline-level="1"/>
        <text:h text:style-name="_3c_l_3e_" text:outline-level="1">Voila comme en ce lieu de sauvages sujets</text:h>
        <text:h text:style-name="_3c_l_3e_" text:outline-level="1">Se laissent captiver à d’aimables objets,</text:h>
        <text:h text:style-name="_3c_l_3e_" text:outline-level="1"><text:span text:style-name="_3c_pb_3e_">[201]</text:span>Et conservent entr’eux un respect incroyable,</text:h>
        <text:h text:style-name="_3c_l_3e_" text:outline-level="1">Ployans également sous un chant pitoyable</text:h>
        <text:h text:style-name="_3c_l_3e_" text:outline-level="1">Et voila comme Orphée allégé un peu ses maux</text:h>
        <text:h text:style-name="_3c_l_3e_" text:outline-level="1">Durant qu’il les partage à tous ces Animaux.</text:h>
        <text:h text:style-name="_3c_l_3e_" text:outline-level="1"/>
        <text:h text:style-name="_3c_l_3e_" text:outline-level="1">Un jour une Bachante errant à l’avanture,</text:h>
        <text:h text:style-name="_3c_l_3e_" text:outline-level="1">Un vagabond recueil de dons de la Nature ;</text:h>
        <text:h text:style-name="_3c_l_3e_" text:outline-level="1">Qui mesme, avec Junon disputant de beauté,</text:h>
        <text:h text:style-name="_3c_l_3e_" text:outline-level="1">Ne luy pouvoit ceder que pour la majesté ;</text:h>
        <text:h text:style-name="_3c_l_3e_" text:outline-level="1">Un Chef-d’œuvre des Cieux, un Miracle visible,</text:h>
        <text:h text:style-name="_3c_l_3e_" text:outline-level="1">Un objet adorable à tout sujet sensible ;</text:h>
        <text:h text:style-name="_3c_l_3e_" text:outline-level="1">Qui pouvoit tout ravir, à qui tout sembloit deu,</text:h>
        <text:h text:style-name="_3c_l_3e_" text:outline-level="1">Donna dans ce filet parmy l’air estendu.</text:h>
        <text:h text:style-name="_3c_l_3e_" text:outline-level="1">Cette jeune Beauté de Baccus échauffée,</text:h>
        <text:h text:style-name="_3c_l_3e_" text:outline-level="1">Courut où résonnoit la douce voix d’Orphée.</text:h>
        <text:h text:style-name="_3c_l_3e_" text:outline-level="1"/>
        <text:h text:style-name="_3c_l_3e_" text:outline-level="1">Sa taille haute et droite estoit pleine d’apas</text:h>
        <text:h text:style-name="_3c_l_3e_" text:outline-level="1">Et comme la fureur precipitoit ses pas</text:h>
        <text:h text:style-name="_3c_l_3e_" text:outline-level="1">Sa jupe qui s’ouvroit au dessous de la hanche</text:h>
        <text:h text:style-name="_3c_l_3e_" text:outline-level="1">Faisoit voir à tous coups sa cuisse ronde et blanche.</text:h>
        <text:h text:style-name="_3c_l_3e_" text:outline-level="1">Ses brodequins dorez faits délicatement,</text:h>
        <text:h text:style-name="_3c_l_3e_" text:outline-level="1">Où l’on voyoit de nœuds un riche ajustement</text:h>
        <text:h text:style-name="_3c_l_3e_" text:outline-level="1">En augmentoit la grâce et donnoit connoissance</text:h>
        <text:h text:style-name="_3c_l_3e_" text:outline-level="1">Qu’elle ne venoit pas d’une obscure naissance.</text:h>
        <text:h text:style-name="_3c_l_3e_" text:outline-level="1">Entre ses belles mains un Thyrse elle tenoit</text:h>
        <text:h text:style-name="_3c_l_3e_" text:outline-level="1">Qu’un long et frais tissu de pempre environnoit ;</text:h>
        <text:h text:style-name="_3c_l_3e_" text:outline-level="1"><text:soft-page-break/>Sa gorge estoit ouverte, où d’une force égale</text:h>
        <text:h text:style-name="_3c_l_3e_" text:outline-level="1">Deux petits Monts de lait s’enfloient par intervale.</text:h>
        <text:h text:style-name="_3c_l_3e_" text:outline-level="1">Ses yeux estoient brillans, et ses jeunes regards</text:h>
        <text:h text:style-name="_3c_l_3e_" text:outline-level="1">Lançoient innocemment des feux de toutes parts.</text:h>
        <text:h text:style-name="_3c_l_3e_" text:outline-level="1">Sa bouche paroissoit comme un bouton de rose</text:h>
        <text:h text:style-name="_3c_l_3e_" text:outline-level="1">Petite, relevée, et n’estoit point si close</text:h>
        <text:h text:style-name="_3c_l_3e_" text:outline-level="1">Dans cette émotion qu’on ne vid au dedans</text:h>
        <text:h text:style-name="_3c_l_3e_" text:outline-level="1"><text:span text:style-name="_3c_pb_3e_">[202]</text:span>Esclatter la blancheur des perles de ses dents.</text:h>
        <text:h text:style-name="_3c_l_3e_" text:outline-level="1">Cette bouche qu’Amour tient entre ses miracles</text:h>
        <text:h text:style-name="_3c_l_3e_" text:outline-level="1">Qui d’esprit de Jasmin parfume ses Oracles.</text:h>
        <text:h text:style-name="_3c_l_3e_" text:outline-level="1">Son poil comme elle errant, s’épandoit sans dessein</text:h>
        <text:h text:style-name="_3c_l_3e_" text:outline-level="1">Tantost sur son espaule et tantost sur son sein ;</text:h>
        <text:h text:style-name="_3c_l_3e_" text:outline-level="1">Et Zephir qui l’enfloit de son haleine mole,</text:h>
        <text:h text:style-name="_3c_l_3e_" text:outline-level="1">Y soülevoit des flots tels que ceux du Pactole :</text:h>
        <text:h text:style-name="_3c_l_3e_" text:outline-level="1">Mais dont l’aimable orgueil, émeu de tous costez,</text:h>
        <text:h text:style-name="_3c_l_3e_" text:outline-level="1">Eust fait faire naufrage à mille libertez.</text:h>
        <text:h text:style-name="_3c_l_3e_" text:outline-level="1"/>
        <text:h text:style-name="_3c_l_3e_" text:outline-level="1">La voilà qui souspire aussi tost qu’elle approche</text:h>
        <text:h text:style-name="_3c_l_3e_" text:outline-level="1">De cette résonnante et merveilleuse roche</text:h>
        <text:h text:style-name="_3c_l_3e_" text:outline-level="1">Où se forment des sons assez mélodieux</text:h>
        <text:h text:style-name="_3c_l_3e_" text:outline-level="1">Pour adoucir le cœur du plus cruel des Dieux.</text:h>
        <text:h text:style-name="_3c_l_3e_" text:outline-level="1">Elle admire l’Autheur de la douce harmonie</text:h>
        <text:h text:style-name="_3c_l_3e_" text:outline-level="1">Qui desja dans son Ame estend sa tyrannie ;</text:h>
        <text:h text:style-name="_3c_l_3e_" text:outline-level="1">Et bien qu’il soit d’ennuis et de pleurs suffoqué,</text:h>
        <text:h text:style-name="_3c_l_3e_" text:outline-level="1">Assis dessus un banc dans le Roc pratiqué,</text:h>
        <text:h text:style-name="_3c_l_3e_" text:outline-level="1">Et que rien que le tour d’un vert Laurier ne ceigne</text:h>
        <text:h text:style-name="_3c_l_3e_" text:outline-level="1">Sa longue chevelure entre blonde et chasteigne ; </text:h>
        <text:h text:style-name="_3c_l_3e_" text:outline-level="1">Il passe en son esprit dès le premier regard</text:h>
        <text:h text:style-name="_3c_l_3e_" text:outline-level="1">Pour un jeune Vainqueur triomphant sur un char.</text:h>
        <text:h text:style-name="_3c_l_3e_" text:outline-level="1">Dieux ! quel charme secret se trouve en la Musique !</text:h>
        <text:h text:style-name="_3c_l_3e_" text:outline-level="1">Cette Beauté que trouble une chaleur bacchique,</text:h>
        <text:h text:style-name="_3c_l_3e_" text:outline-level="1">Sent à ce rare objet, chasser de son cerveau</text:h>
        <text:h text:style-name="_3c_l_3e_" text:outline-level="1">Les épaisses vapeurs du bouillant vin nouveau,</text:h>
        <text:h text:style-name="_3c_l_3e_" text:outline-level="1">Et contemplant Orphée avec trop de tendresse</text:h>
        <text:h text:style-name="_3c_l_3e_" text:outline-level="1">Chancelle en un instant d’une plus belle yuresse.</text:h>
        <text:h text:style-name="_3c_l_3e_" text:outline-level="1">Elle écoute sa plainte avec tant de plaisir,</text:h>
        <text:h text:style-name="_3c_l_3e_" text:outline-level="1">Que desja sa raison prend loy de son désir.</text:h>
        <text:h text:style-name="_3c_l_3e_" text:outline-level="1">Son cœur abandonné de l’enfant de Semelle,</text:h>
        <text:h text:style-name="_3c_l_3e_" text:outline-level="1">Reçoit un autre enfant d’une humeur plus cruelle ;</text:h>
        <text:h text:style-name="_3c_l_3e_" text:outline-level="1">Mars fust-il plus perfide, et plus cruel cent fois,</text:h>
        <text:h text:style-name="_3c_l_3e_" text:outline-level="1"><text:span text:style-name="_3c_pb_3e_">[203]</text:span>Elle est déterminée à recevoir ses loix.</text:h>
        <text:h text:style-name="_3c_l_3e_" text:outline-level="1">Desja l’Arrest s’imprime en son ame charmée,</text:h>
        <text:h text:style-name="_3c_l_3e_" text:outline-level="1">Qu’il faut soudain qu’elle aime et qu’elle soit aimée :</text:h>
        <text:h text:style-name="_3c_l_3e_" text:outline-level="1">Son effrené désir souffre un mors importun,</text:h>
        <text:h text:style-name="_3c_l_3e_" text:outline-level="1">Elle avance deux pas puis elle en recule un ;</text:h>
        <text:h text:style-name="_3c_l_3e_" text:outline-level="1">Sa flame à s’affranchir treuve de la contrainte,</text:h>
        <text:h text:style-name="_3c_l_3e_" text:outline-level="1">Elle en rougit de honte, elle en pâlist de crainte,</text:h>
        <text:h text:style-name="_3c_l_3e_" text:outline-level="1">S’efforce de parler jusqu’à deux ou trois fois ;</text:h>
        <text:h text:style-name="_3c_l_3e_" text:outline-level="1">Et sentant rétressir le canal de sa voix</text:h>
        <text:h text:style-name="_3c_l_3e_" text:outline-level="1">Différé en cét estat de la mettre en usage</text:h>
        <text:h text:style-name="_3c_l_3e_" text:outline-level="1">Jusqu’ à ce que l’amour augmente son courage.</text:h>
        <text:h text:style-name="_3c_l_3e_" text:outline-level="1"><text:span text:style-name="T1">À</text:span> la fin s’approchant de ce beau Thracien</text:h>
        <text:h text:style-name="_3c_l_3e_" text:outline-level="1"><text:soft-page-break/>Qui fut pour son malheur si grand Musicien ;</text:h>
        <text:h text:style-name="_3c_l_3e_" text:outline-level="1">Elle luy dit ces mots pleins d’ardeur et de flame,</text:h>
        <text:h text:style-name="_3c_l_3e_" text:outline-level="1">« Cesse de regretter le trespas d’une femme</text:h>
        <text:h text:style-name="_3c_l_3e_" text:outline-level="1">Digne et parfait Amant de qui les qualitez</text:h>
        <text:h text:style-name="_3c_l_3e_" text:outline-level="1">Donneroient de l’amour à des Divinitez.</text:h>
        <text:h text:style-name="_3c_l_3e_" text:outline-level="1">Une belle avanture aujourd’huy t’est offerte</text:h>
        <text:h text:style-name="_3c_l_3e_" text:outline-level="1">Pour essuyer tes pleurs et reparer ta perte ;</text:h>
        <text:h text:style-name="_3c_l_3e_" text:outline-level="1">Si tu daignes porter ton esfprit et tes yeux</text:h>
        <text:h text:style-name="_3c_l_3e_" text:outline-level="1">Sur un nouveau present qui t’est venu des Cieux.</text:h>
        <text:h text:style-name="_3c_l_3e_" text:outline-level="1">Un légitimé bruit me donne autant de charmes</text:h>
        <text:h text:style-name="_3c_l_3e_" text:outline-level="1">Qu’en eut ce bel objet pour qui tu fonds en larmes :</text:h>
        <text:h text:style-name="_3c_l_3e_" text:outline-level="1">Heureuse en mon Destin, s’ils sont assez puissans</text:h>
        <text:h text:style-name="_3c_l_3e_" text:outline-level="1">Pour prendre à l’avenir l’Empire de tes sens. »</text:h>
        <text:h text:style-name="P3" text:outline-level="1"><text:span text:style-name="T2">À</text:span> ces mots elle met la main de<text:span text:style-name="T2">ss</text:span>us sa Lyre</text:h>
        <text:h text:style-name="P3" text:outline-level="1">Qui l’assistoit tous<text:span text:style-name="T3">j</text:span>ours à plaindre son martyre.</text:h>
        <text:h text:style-name="P3" text:outline-level="1">Mais luy, qui dans son mal ne peut goûter de bien,</text:h>
        <text:h text:style-name="P3" text:outline-level="1">La repousse du bras sans luy r<text:span text:style-name="T2">es</text:span>pondre rien.</text:h>
        <text:h text:style-name="P3" text:outline-level="1">Et tenant à rigueur ce de<text:span text:style-name="T3">v</text:span>ot sacrifice</text:h>
        <text:h text:style-name="P3" text:outline-level="1"><text:span text:style-name="T2">S</text:span>e remet à chanter l’obs<text:span text:style-name="T2">e</text:span>qu<text:span text:style-name="T2">e</text:span> d’Euridice.</text:h>
        <text:h text:style-name="P3" text:outline-level="1">Ô dangereux effet d’un insolent mépris</text:h>
        <text:h text:style-name="P3" text:outline-level="1">Qui remplit de colere un c<text:span text:style-name="T3">œ</text:span>ur d’amour <text:span text:style-name="T2">é</text:span>pris,</text:h>
        <text:h text:style-name="_3c_l_3e_" text:outline-level="1"><text:span text:style-name="_3c_pb_3e_"><text:span text:style-name="T2">[</text:span></text:span><text:span text:style-name="_3c_pb_3e_">204</text:span><text:span text:style-name="_3c_pb_3e_"><text:span text:style-name="T3">]</text:span></text:span><text:span text:style-name="T3">J</text:span>amais fiere Tigresse aux forests d’Arménie,</text:h>
        <text:h text:style-name="_3c_l_3e_" text:outline-level="1">Ne fit <text:span text:style-name="T2">v</text:span>oir tant d’ardeur et tant de felonnie,</text:h>
        <text:h text:style-name="_3c_l_3e_" text:outline-level="1">Alors qu’ayant sui<text:span text:style-name="T2">v</text:span>i la piste du Chasseur,</text:h>
        <text:h text:style-name="_3c_l_3e_" text:outline-level="1">Elle atteint de ses Fans le cruel ra<text:span text:style-name="T2">v</text:span>isseur.</text:h>
        <text:h text:style-name="_3c_l_3e_" text:outline-level="1"><text:span text:style-name="T2">J</text:span>amais Aspic superbe aux beaux <text:span text:style-name="T2">j</text:span>ours de <text:span text:style-name="T2">l’</text:span>année,</text:h>
        <text:h text:style-name="_3c_l_3e_" text:outline-level="1">Ne fit <text:span text:style-name="T2">v</text:span>oir tant de traits d’une rage obstinée,</text:h>
        <text:h text:style-name="P3" text:outline-level="1">Alors que du Passant la vieille inimitié</text:h>
        <text:h text:style-name="P3" text:outline-level="1">A meurtry de<text:span text:style-name="T4">v</text:span>ant luy sa fidell<text:span text:style-name="T2">e</text:span> moitié.</text:h>
        <text:h text:style-name="P3" text:outline-level="1">Rien peut-il égaler la colere emb<text:span text:style-name="T2">r</text:span>asée</text:h>
        <text:h text:style-name="P3" text:outline-level="1">D ’un<text:span text:style-name="T2">e</text:span> Beauté superbe, amante, et m<text:span text:style-name="T4">e</text:span>spri<text:span text:style-name="T2">s</text:span>ee ?</text:h>
        <text:h text:style-name="_3c_l_3e_" text:outline-level="1">Le despi<text:span text:style-name="T2">t</text:span> <text:span text:style-name="T2">e</text:span>st si grand dont son cœur est atteint,</text:h>
        <text:h text:style-name="_3c_l_3e_" text:outline-level="1">Q<text:span text:style-name="T2">ui</text:span> en<text:span text:style-name="T2">fl</text:span>ame à la fois et s<text:span text:style-name="T4">e</text:span>s yeux et son teint,</text:h>
        <text:h text:style-name="_3c_l_3e_" text:outline-level="1">Elle s’en mord la levre auecque violence,</text:h>
        <text:h text:style-name="_3c_l_3e_" text:outline-level="1">Gra<text:span text:style-name="T4">v</text:span>ant dans ce rubis son de<text:span text:style-name="T2">s</text:span>ir de <text:span text:style-name="T2">v</text:span>engeance.</text:h>
        <text:h text:style-name="_3c_l_3e_" text:outline-level="1">Rien ne pe<text:span text:style-name="T2">u</text:span>t modérer ce furieux tran<text:span text:style-name="T2">s</text:span>port,</text:h>
        <text:h text:style-name="P3" text:outline-level="1">Des<text:span text:style-name="T2">j</text:span>a de ce q<text:span text:style-name="T2">u</text:span>’elle aime, elle a concl<text:span text:style-name="T2">u</text:span> la mort ;</text:h>
        <text:h text:style-name="P3" text:outline-level="1">Et des<text:span text:style-name="T2">j</text:span>a s<text:span text:style-name="T2">u</text:span>r le champ la main de cette belle</text:h>
        <text:h text:style-name="P3" text:outline-level="1">Exec<text:span text:style-name="T2">u</text:span>te s<text:span text:style-name="T2">u</text:span>r l<text:span text:style-name="T2">u</text:span>y sa sentence cruelle.</text:h>
        <text:h text:style-name="_3c_l_3e_" text:outline-level="1"><text:span text:style-name="T2">S</text:span>on Thyrse en la poitrine elle <text:span text:style-name="T2">v</text:span>e<text:span text:style-name="T2">u</text:span>t luy cacher ;</text:h>
        <text:h text:style-name="_3c_l_3e_" text:outline-level="1">Mais le coup destourné, porte sur le Rocher,</text:h>
        <text:h text:style-name="P3" text:outline-level="1">Le bois vole en éclats, et la N<text:span text:style-name="T2">i</text:span>mphe a<text:span text:style-name="T2">v</text:span>ec larmes</text:h>
        <text:h text:style-name="P3" text:outline-level="1">Ne se <text:span text:style-name="T2">v</text:span>oid point vangée et se treu<text:span text:style-name="T2">v</text:span>e sans armes,</text:h>
        <text:h text:style-name="_3c_l_3e_" text:outline-level="1">La terre en offre encore à son <text:span text:style-name="T2">j</text:span>uste courroux,</text:h>
        <text:h text:style-name="P3" text:outline-level="1">Pour contenter sa rage elle prend des cailloux</text:h>
        <text:h text:style-name="P3" text:outline-level="1">M<text:span text:style-name="T2">ais</text:span><text:span text:style-name="T2"><text:note text:id="ftn1" text:note-class="footnote"><text:note-citation>1</text:note-citation><text:note-body><text:p text:style-name="P1">Mon</text:p></text:note-body></text:note></text:span> son bel ennemy n’en reçoit point d’offense</text:h>
        <text:h text:style-name="P3" text:outline-level="1">Car sa Lyre et sa <text:span text:style-name="T2">v</text:span>oix armez pour sa def<text:span text:style-name="T2">e</text:span>nse,</text:h>
        <text:h text:style-name="P3" text:outline-level="1"><text:span text:style-name="T2">S</text:span>u<text:span text:style-name="T2">s</text:span>pendent chaque pierre et par enchantement</text:h>
        <text:h text:style-name="P3" text:outline-level="1">La font d<text:span text:style-name="T2">ev</text:span>ant ses pieds tomber tout doucement.</text:h>
        <text:h text:style-name="P3" text:outline-level="1">Lors la Nimphe enragée au de<text:span text:style-name="T2">se</text:span>spoir réduite,</text:h>
        <text:h text:style-name="_3c_l_3e_" text:outline-level="1">De peur des Animaux à la fin prend la fuite ;</text:h>
        <text:h text:style-name="P3" text:outline-level="1"><text:soft-page-break/>En bla<text:span text:style-name="T2">s</text:span>phemant le Ciel et le cœur inhumain</text:h>
        <text:h text:style-name="P3" text:outline-level="1">Q<text:span text:style-name="T2">u’</text:span>ell<text:span text:style-name="T2">e</text:span> n’a pü blesser des yeux ny de la main.</text:h>
        <text:h text:style-name="_3c_l_3e_" text:outline-level="1"/>
        <text:h text:style-name="P3" text:outline-level="1"><text:span text:style-name="_3c_pb_3e_"><text:span text:style-name="T2">[</text:span></text:span><text:span text:style-name="_3c_pb_3e_">20</text:span><text:span text:style-name="_3c_pb_3e_"><text:span text:style-name="T2">5</text:span></text:span><text:span text:style-name="_3c_pb_3e_"><text:span text:style-name="T3">]</text:span></text:span>Luy par cette mer<text:span text:style-name="T13">v</text:span>eill<text:span text:style-name="T13">e</text:span> échapé de l’Orage,</text:h>
        <text:h text:style-name="P4" text:outline-level="1">De l’effet de sa voix <text:span text:style-name="T13">ti</text:span>ent grossir son courage ;</text:h>
        <text:h text:style-name="P4" text:outline-level="1">Et s’asseure des<text:span text:style-name="T13">j</text:span>a de vaincre son malheur</text:h>
        <text:h text:style-name="P4" text:outline-level="1"><text:span text:style-name="T13">S</text:span>’il peut bien appliquer ce charme à sa douleur.</text:h>
        <text:h text:style-name="_3c_l_3e_" text:outline-level="1">D<text:span text:style-name="T13">è</text:span>s lors d’un doux <text:span text:style-name="T13">e</text:span>spoir <text:span text:style-name="T13">s</text:span>on am<text:span text:style-name="T13">e</text:span> ensorcelé<text:span text:style-name="T13">e</text:span>,</text:h>
        <text:h text:style-name="_3c_l_3e_" text:outline-level="1">Pense voir des Enfers sa Moitié r’appell<text:span text:style-name="T13">ée</text:span> :</text:h>
        <text:h text:style-name="_3c_l_3e_" text:outline-level="1">Il le<text:span text:style-name="T13">v</text:span>e chaque pierre avec ra<text:span text:style-name="T13">v</text:span>issement,</text:h>
        <text:h text:style-name="_3c_l_3e_" text:outline-level="1">Et flatte ses désirs de ce rai<text:span text:style-name="T13">s</text:span>onnement.</text:h>
        <text:h text:style-name="P4" text:outline-level="1">« Puis que les doux récits de ma fidel<text:span text:style-name="T13">le</text:span> flame</text:h>
        <text:h text:style-name="P4" text:outline-level="1">Ont bien eu ce pou<text:span text:style-name="T13">v</text:span>oir dessus des corps sans am<text:span text:style-name="T13">e</text:span>,</text:h>
        <text:h text:style-name="P4" text:outline-level="1"><text:span text:style-name="T13">S</text:span>çachons si la vertu de nos charma<text:span text:style-name="T13">n</text:span>s accords</text:h>
        <text:h text:style-name="P4" text:outline-level="1">Aura quelque pou<text:span text:style-name="T13">v</text:span>oir <text:span text:style-name="T13">s</text:span>ur des <text:span text:style-name="T13">e</text:span>sprits sans corps :</text:h>
        <text:h text:style-name="P4" text:outline-level="1">Allons <text:span text:style-name="T13">v</text:span>oir des Enfers la demeure effroyable</text:h>
        <text:h text:style-name="P4" text:outline-level="1">Et ta<text:span text:style-name="T13">sc</text:span>hons d’adoucir leur Prince impitoyable. »</text:h>
        <text:h text:style-name="_3c_l_3e_" text:outline-level="1"/>
        <text:h text:style-name="P4" text:outline-level="1">La nuit au cours de l’Ebr<text:span text:style-name="T13">e</text:span> il se purifia ;</text:h>
        <text:h text:style-name="P4" text:outline-level="1"><text:span text:style-name="T13">I</text:span>n<text:span text:style-name="T13">v</text:span>oqua Prose<text:span text:style-name="T13">r</text:span>pine, et luy sacrifia</text:h>
        <text:h text:style-name="P4" text:outline-level="1"><text:span text:style-name="T13">U</text:span>ne noire brebis, <text:span text:style-name="T13">v</text:span>iei<text:span text:style-name="T13">l</text:span>le, stérile, éthique,</text:h>
        <text:h text:style-name="_3c_l_3e_" text:outline-level="1">De <text:span text:style-name="T13">l</text:span>ait<text:span text:style-name="T13">c</text:span>doux arros<text:span text:style-name="T13">ée</text:span> et puis de miel Atique,</text:h>
        <text:h text:style-name="P4" text:outline-level="1">Lors qu’il eut de son sang, apres <text:span text:style-name="T13">l</text:span>e coup mortel,</text:h>
        <text:h text:style-name="P4" text:outline-level="1">Remply toute une fosse à costé de l’Autel ;</text:h>
        <text:h text:style-name="P4" text:outline-level="1">Tandis que d’une <text:span text:style-name="T13">v</text:span>oix, humble, b<text:span text:style-name="T13">e</text:span>lle et plainti<text:span text:style-name="T13">ve,</text:span></text:h>
        <text:h text:style-name="P4" text:outline-level="1">Il conjuroit la Lune à cét A<text:span text:style-name="T14">ct</text:span>e attentive.</text:h>
        <text:h text:style-name="P4" text:outline-level="1"/>
        <text:h text:style-name="P5" text:outline-level="1">Aussi tost qu’il fut iour, pour all<text:span text:style-name="T14">e</text:span>r c<text:span text:style-name="T14">h</text:span>ez les morts,</text:h>
        <text:h text:style-name="P5" text:outline-level="1">D’un long manteau <text:span text:style-name="T14">v</text:span>olant il se cou<text:span text:style-name="T14">v</text:span>rit le corps.</text:h>
        <text:h text:style-name="P5" text:outline-level="1">La couleur en estoit de la feuille qui <text:span text:style-name="T14">v</text:span>ole</text:h>
        <text:h text:style-name="P5" text:outline-level="1">Lorsque le <text:span text:style-name="T14">v</text:span>en<text:span text:style-name="T14">d </text:span>du Nord tous les Arbres de<text:span text:style-name="T14">s</text:span>ol<text:span text:style-name="T14">e</text:span> ;</text:h>
        <text:h text:style-name="P5" text:outline-level="1">Le de<text:span text:style-name="T14">sso</text:span>us estoit vert montrant qu’e<text:span text:style-name="T14">n</text:span> son malheur</text:h>
        <text:h text:style-name="P5" text:outline-level="1">Quelq<text:span text:style-name="T14">u</text:span>’e<text:span text:style-name="T14">s</text:span>poir se <text:span text:style-name="T22">j</text:span>oignoit encore à sa douleur.</text:h>
        <text:h text:style-name="_3c_l_3e_" text:outline-level="1">Par les bouts d’une écharpe a<text:span text:style-name="T14">v</text:span>ec art estenduë,</text:h>
        <text:h text:style-name="_3c_l_3e_" text:outline-level="1"><text:span text:style-name="T14">À</text:span> deux agraphes d’or la Lyre estoit pendue,</text:h>
        <text:h text:style-name="_3c_l_3e_" text:outline-level="1">Ce Cèdre re<text:span text:style-name="T14">s</text:span>onnant, ce bois mélodieux,</text:h>
        <text:h text:style-name="P5" text:outline-level="1"><text:span text:style-name="_3c_pb_3e_"><text:span text:style-name="T2">[</text:span></text:span><text:span text:style-name="_3c_pb_3e_">20</text:span><text:span text:style-name="_3c_pb_3e_"><text:span text:style-name="T14">6</text:span></text:span><text:span text:style-name="_3c_pb_3e_"><text:span text:style-name="T3">]</text:span></text:span>Dont il <text:span text:style-name="T14">sç</text:span>a<text:span text:style-name="T14">v</text:span>oit charmer les hommes et les Dieu<text:span text:style-name="T14">x.</text:span></text:h>
        <text:h text:style-name="P5" text:outline-level="1">A co<text:span text:style-name="T14">st</text:span>é du Tenare une large ou<text:span text:style-name="T14">v</text:span>ertur<text:span text:style-name="T14">e</text:span></text:h>
        <text:h text:style-name="P5" text:outline-level="1">Vomit incessamment une fumée ob<text:span text:style-name="T14">s</text:span>cure ;</text:h>
        <text:h text:style-name="P5" text:outline-level="1">Et cette grotte assi<text:span text:style-name="T14">s</text:span>e en ces affreux de<text:span text:style-name="T14">s</text:span>erts</text:h>
        <text:h text:style-name="P5" text:outline-level="1">Est un fameux chemin pour de<text:span text:style-name="T14">sc</text:span>endre aux Enfer<text:span text:style-name="T14">s.</text:span></text:h>
        <text:h text:style-name="P5" text:outline-level="1">Ce fut par cét endroit que cet Amant fidelle</text:h>
        <text:h text:style-name="P5" text:outline-level="1">Osa bien s’introduire en la nuit eternelle ;</text:h>
        <text:h text:style-name="P5" text:outline-level="1">Et me<text:span text:style-name="T14">s</text:span>me sans frayeur de<text:span text:style-name="T14">v</text:span>aler en des lieux</text:h>
        <text:h text:style-name="P5" text:outline-level="1">Où n’arri<text:span text:style-name="T14">v</text:span>a iamais la lumière des Cieux.</text:h>
        <text:h text:style-name="P5" text:outline-level="1"/>
        <text:h text:style-name="P5" text:outline-level="1">Chastes et do<text:span text:style-name="T14">cte</text:span>s s<text:span text:style-name="T14">œ</text:span>urs, Mu<text:span text:style-name="T14">s</text:span>es qui le <text:span text:style-name="T14">s</text:span>u<text:span text:style-name="T14">iv</text:span>istes</text:h>
        <text:h text:style-name="P5" text:outline-level="1">Et qui dans ce dessein dignement le <text:span text:style-name="T14">s</text:span>er<text:span text:style-name="T14">v</text:span>istes ;</text:h>
        <text:h text:style-name="P5" text:outline-level="1">Dites-moy la façon dont il par<text:span text:style-name="T14">v</text:span>int là-bas,</text:h>
        <text:h text:style-name="P5" text:outline-level="1">Combien il rencontra d’obstacles sur les pas ?</text:h>
        <text:h text:style-name="P5" text:outline-level="1">Combien de cris siflans et de clameurs funèbres</text:h>
        <text:h text:style-name="P5" text:outline-level="1">P<text:span text:style-name="T14">e</text:span>rçoi<text:span text:style-name="T14">e</text:span>nt l’épaisse horreur de ces moites tenebres ?</text:h>
        <text:h text:style-name="P5" text:outline-level="1"><text:soft-page-break/>Combien de noir s<text:span text:style-name="T14">e</text:span>rpens et d’Hydres furieux,</text:h>
        <text:h text:style-name="P5" text:outline-level="1">De Dragons et de sphinx erroient de<text:span text:style-name="T14">v</text:span>ant s<text:span text:style-name="T14">e</text:span>s yeux,</text:h>
        <text:h text:style-name="P5" text:outline-level="1">De Chimères en feu, de scylles aboyantes,</text:h>
        <text:h text:style-name="P5" text:outline-level="1">De Fanto<text:span text:style-name="T14">s</text:span>mes glacez, et de Lar<text:span text:style-name="T14">ve</text:span>s sanglantes ?</text:h>
        <text:h text:style-name="P5" text:outline-level="1">Les bleds d’un vaste champ par les <text:span text:style-name="T14">v</text:span>ents agitez,</text:h>
        <text:h text:style-name="P5" text:outline-level="1">P<text:span text:style-name="T14">a</text:span>roissent moins nombreux et sont plus arrestez.</text:h>
        <text:h text:style-name="P5" text:outline-level="1">Mais <text:span text:style-name="T14">s</text:span>ans s’e<text:span text:style-name="T14">s</text:span>pou<text:span text:style-name="T14">v</text:span>enter de ces fres<text:span text:style-name="T14">l</text:span>es images,</text:h>
        <text:h text:style-name="P5" text:outline-level="1">Nostre Amant arri<text:span text:style-name="T14">v</text:span>a <text:span text:style-name="T14">q</text:span>ur les sombres ri<text:span text:style-name="T14">v</text:span>ag<text:span text:style-name="T14">e</text:span>s ;</text:h>
        <text:h text:style-name="_3c_l_3e_" text:outline-level="1">Et contre tant de cris et tant de <text:span text:style-name="T14">v</text:span>ains abois,</text:h>
        <text:h text:style-name="_3c_l_3e_" text:outline-level="1">N’opposa que sa Lyr<text:span text:style-name="T14">e</text:span> et le son de sa voix.</text:h>
        <text:h text:style-name="_3c_l_3e_" text:outline-level="1"/>
        <text:h text:style-name="_3c_l_3e_" text:outline-level="1">Caron qui <text:span text:style-name="T14">l</text:span>e rec<text:span text:style-name="T14">e</text:span>ut en sa Barque funeste,</text:h>
        <text:h text:style-name="P5" text:outline-level="1">Creut d’abord que c’estoit le Messager celest<text:span text:style-name="T14">e ;</text:span></text:h>
        <text:h text:style-name="P5" text:outline-level="1">Le beau Cylenien, de la Lyre inuent<text:span text:style-name="T14">e</text:span>ur,</text:h>
        <text:h text:style-name="_3c_l_3e_" text:outline-level="1">Et qui de la Musique est si grand amateur.</text:h>
        <text:h text:style-name="P5" text:outline-level="1">Ce Vieillard tout <text:span text:style-name="T14">e</text:span>n<text:span text:style-name="T14">s</text:span>emble affreux et venerable,</text:h>
        <text:h text:style-name="P5" text:outline-level="1"><text:span text:style-name="T14">Fit </text:span>à ce rare C<text:span text:style-name="T5">h</text:span>antr<text:span text:style-name="T14">e</text:span> un accueil fa<text:span text:style-name="T14">v</text:span>orabl<text:span text:style-name="T14">e</text:span>,</text:h>
        <text:h text:style-name="P5" text:outline-level="1"><text:span text:style-name="_3c_pb_3e_"><text:span text:style-name="T2">[</text:span></text:span><text:span text:style-name="_3c_pb_3e_">20</text:span><text:span text:style-name="_3c_pb_3e_"><text:span text:style-name="T14">7</text:span></text:span><text:span text:style-name="_3c_pb_3e_"><text:span text:style-name="T3">]</text:span></text:span> Et tra<text:span text:style-name="T14">v</text:span>ersant le fleu<text:span text:style-name="T14">v</text:span>e a<text:span text:style-name="T14">v</text:span>ec contentement,</text:h>
        <text:h text:style-name="P5" text:outline-level="1">Pour mieux go<text:span text:style-name="T14">us</text:span>t<text:span text:style-name="T14">e</text:span>r sa <text:span text:style-name="T14">v</text:span>oix, rama fort lentement.</text:h>
        <text:h text:style-name="P5" text:outline-level="1">Cerbere pour oüir de si douces m<text:span text:style-name="T14">erv</text:span>eilles,</text:h>
        <text:h text:style-name="P5" text:outline-level="1"><text:span text:style-name="T14">F</text:span>ermant ses trois gosiers, ou<text:span text:style-name="T14">v</text:span>rit ses six oreilles,</text:h>
        <text:h text:style-name="P5" text:outline-level="1">Et sentit arri<text:span text:style-name="T14">ve</text:span>r un sommeil gracieux</text:h>
        <text:h text:style-name="P5" text:outline-level="1">Qui <text:span text:style-name="T14">n</text:span>e s’estoit <text:span text:style-name="T14">j</text:span>amais po<text:span text:style-name="T14">sé</text:span> dessus ses yeux.</text:h>
        <text:h text:style-name="P5" text:outline-level="1"/>
        <text:h text:style-name="P5" text:outline-level="1"><text:span text:style-name="T14">U</text:span>n vaste Amphith<text:span text:style-name="T14">ea</text:span>tre au centre de la T erre,</text:h>
        <text:h text:style-name="P5" text:outline-level="1"><text:span text:style-name="T14">F</text:span>remit incessamment des horreurs qu’il en<text:span text:style-name="T14">s</text:span>erre :</text:h>
        <text:h text:style-name="P6" text:outline-level="1">Là s<text:span text:style-name="T15">u</text:span>r mille Rochers, hurlent les criminels</text:h>
        <text:h text:style-name="P6" text:outline-level="1">Que Minos abandonne aux tourmens <text:span text:style-name="T15">e</text:span>ternels.</text:h>
        <text:h text:style-name="_3c_l_3e_" text:outline-level="1">Là dans mille bassins poussans des jets de f<text:span text:style-name="T15">la</text:span>mes.</text:h>
        <text:h text:style-name="_3c_l_3e_" text:outline-level="1">En un confus de<text:span text:style-name="T15">s</text:span>ordre on <text:span text:style-name="T15">v</text:span>oid plonger les âmes.</text:h>
        <text:h text:style-name="P6" text:outline-level="1">Les e<text:span text:style-name="T15">s</text:span>prits malheureux l’un sur l’autre entassez,</text:h>
        <text:h text:style-name="P6" text:outline-level="1">Q<text:span text:style-name="T15">u’</text:span>on précipit<text:span text:style-name="T22">e</text:span> apres dans des E<text:span text:style-name="T15">s</text:span>tangs glacez.</text:h>
        <text:h text:style-name="_3c_l_3e_" text:outline-level="1">Là tout ce que les sens ont eu le plus en haine,</text:h>
        <text:h text:style-name="_3c_l_3e_" text:outline-level="1">Le<text:span text:style-name="T15">u</text:span>r donne sans rela<text:span text:style-name="T15">s</text:span>che une cruelle ge<text:span text:style-name="T15">s</text:span>ne ;</text:h>
        <text:h text:style-name="P6" text:outline-level="1">La Nat<text:span text:style-name="T15">u</text:span>re y frissonne à l’objet du tourment</text:h>
        <text:h text:style-name="P6" text:outline-level="1">Q<text:span text:style-name="T6">ui </text:span>n’est pas supportable et dure incessamment.</text:h>
        <text:h text:style-name="_3c_l_3e_" text:outline-level="1">Et tous<text:span text:style-name="T15">j</text:span>ours en <text:span text:style-name="T15">s</text:span>ecret leur triste <text:span text:style-name="T15">s</text:span>ou<text:span text:style-name="T15">v</text:span>enance,</text:h>
        <text:h text:style-name="_3c_l_3e_" text:outline-level="1">Leur désir <text:span text:style-name="T15">s</text:span>ans effet, comme <text:span text:style-name="T15">s</text:span>ans e<text:span text:style-name="T15">s</text:span>peranc<text:span text:style-name="T15">e</text:span>,</text:h>
        <text:h text:style-name="_3c_l_3e_" text:outline-level="1">Leur remors inutile en ces derniers malheurs,</text:h>
        <text:h text:style-name="_3c_l_3e_" text:outline-level="1">Et leur rage immortelle augmentent leurs douleurs.</text:h>
        <text:h text:style-name="_3c_l_3e_" text:outline-level="1"/>
        <text:h text:style-name="P6" text:outline-level="1">En cette large enceinte où règne l’infortune,</text:h>
        <text:h text:style-name="P6" text:outline-level="1"><text:span text:style-name="T15">S</text:span>’éleue de Pluton la superbe Tribune,</text:h>
        <text:h text:style-name="_3c_l_3e_" text:outline-level="1">Où <text:span text:style-name="T15">s</text:span>o<text:span text:style-name="T15">uv</text:span>ent il présid<text:span text:style-name="T15">e</text:span> en ce triste manoir,</text:h>
        <text:h text:style-name="_3c_l_3e_" text:outline-level="1"><text:span text:style-name="T15">S</text:span>ur un Trône d’acier tout émaillé de noir.</text:h>
        <text:h text:style-name="P6" text:outline-level="1"><text:span text:style-name="T15">S</text:span>i tost qu’il eut appris qu’avec impatience</text:h>
        <text:h text:style-name="P6" text:outline-level="1"><text:span text:style-name="T15">U</text:span>n illustre mortel demandoit a<text:span text:style-name="T15">u</text:span>di<text:span text:style-name="T15">e</text:span>nce ;</text:h>
        <text:h text:style-name="_3c_l_3e_" text:outline-level="1">Il s’y <text:span text:style-name="T15">v</text:span>int presenter d’Ombres accompagné,</text:h>
        <text:h text:style-name="_3c_l_3e_" text:outline-level="1">Le poil tout en desordre et le front renfrongn<text:span text:style-name="T15">é</text:span>,</text:h>
        <text:h text:style-name="_3c_l_3e_" text:outline-level="1">Ce front dont la fierté pleine de vehemence</text:h>
        <text:h text:style-name="P6" text:outline-level="1"><text:span text:style-name="_3c_pb_3e_"><text:span text:style-name="T2">[</text:span></text:span><text:span text:style-name="_3c_pb_3e_">20</text:span><text:span text:style-name="_3c_pb_3e_"><text:span text:style-name="T15">8</text:span></text:span><text:span text:style-name="_3c_pb_3e_"><text:span text:style-name="T3">]</text:span></text:span>Montre assez de son cœur la barbare inclémence.</text:h>
        <text:h text:style-name="P6" text:outline-level="1"/>
        <text:h text:style-name="P6" text:outline-level="1"><text:soft-page-break/>Mais cependant qu’il fait des signes de la main</text:h>
        <text:h text:style-name="P6" text:outline-level="1">Pour impo<text:span text:style-name="T15">s</text:span>er silence au peuple fre<text:span text:style-name="T15">s</text:span>le et vain ;</text:h>
        <text:h text:style-name="P6" text:outline-level="1">Nostre Chantre sacré qu’un feu celeste in<text:span text:style-name="T15">s</text:span>pire,</text:h>
        <text:h text:style-name="P6" text:outline-level="1">Retâte doucement les cordes de sa Lyre,</text:h>
        <text:h text:style-name="P6" text:outline-level="1"><text:span text:style-name="T15">S</text:span>’enquiert avec s<text:span text:style-name="T15">e</text:span>s doigts si tout est bien d’accor<text:span text:style-name="T15">d</text:span>,</text:h>
        <text:h text:style-name="P6" text:outline-level="1">Pour gagner un<text:span text:style-name="T15">e</text:span> Palme où triomphe la Mort.</text:h>
        <text:h text:style-name="P6" text:outline-level="1"/>
        <text:h text:style-name="P6" text:outline-level="1">Il voulut commencer par un certain prélud<text:span text:style-name="T15">e</text:span></text:h>
        <text:h text:style-name="P6" text:outline-level="1">Plain de beaucoup de grâce et de beaucoup d’estude,</text:h>
        <text:h text:style-name="P6" text:outline-level="1">D’excellens contr<text:span text:style-name="T15">e</text:span>po<text:span text:style-name="T15">in</text:span>ts ; simples et figurez,</text:h>
        <text:h text:style-name="_3c_l_3e_" text:outline-level="1">Des mes<text:span text:style-name="T15">l</text:span>anges de sons vistes et mod<text:span text:style-name="T15">e</text:span>rez,</text:h>
        <text:h text:style-name="_3c_l_3e_" text:outline-level="1">Où sa main s’égayant par de di<text:span text:style-name="T15">v</text:span>erses classes,</text:h>
        <text:h text:style-name="_3c_l_3e_" text:outline-level="1">Tonne auecqu<text:span text:style-name="T15">e</text:span> sa voix des fugues et des chasses.</text:h>
        <text:h text:style-name="_3c_l_3e_" text:outline-level="1"/>
        <text:h text:style-name="P6" text:outline-level="1"><text:span text:style-name="T15">S</text:span>a voix tanto<text:span text:style-name="T15">s</text:span>t est forte, et tanto<text:span text:style-name="T15">s</text:span>t ne l’est pas,</text:h>
        <text:h text:style-name="P6" text:outline-level="1"><text:span text:style-name="T15">E</text:span>ll<text:span text:style-name="T15">e</text:span> monte bien haut, puis rede<text:span text:style-name="T15">sc</text:span>end bien bas ;</text:h>
        <text:h text:style-name="P6" text:outline-level="1">Tantost elle gémit, tantost elle soupire,</text:h>
        <text:h text:style-name="P6" text:outline-level="1">Ou prend quelque repos, pour prendre plus d’e<text:span text:style-name="T15">mpire ;</text:span></text:h>
        <text:h text:style-name="P6" text:outline-level="1">Produit a<text:span text:style-name="T15">v</text:span>ec mer<text:span text:style-name="T15">ve</text:span>ill<text:span text:style-name="T15">e</text:span> en ces beaux mou<text:span text:style-name="T15">v</text:span>emens,</text:h>
        <text:h text:style-name="P6" text:outline-level="1">Du gra<text:span text:style-name="T15">v</text:span>e et de l’aigu de doux temperamens ;</text:h>
        <text:h text:style-name="_3c_l_3e_" text:outline-level="1">Et jointe aux nerfs parlans dont elle est secondée,</text:h>
        <text:h text:style-name="_3c_l_3e_" text:outline-level="1">Cherche des beaux accords la plus parfaite Idée.</text:h>
        <text:h text:style-name="_3c_l_3e_" text:outline-level="1"/>
        <text:h text:style-name="_3c_l_3e_" text:outline-level="1">Cette aimable harmonie imite <text:span text:style-name="T15">l</text:span>e serpent,</text:h>
        <text:h text:style-name="_3c_l_3e_" text:outline-level="1">Ondoy<text:span text:style-name="T15">e</text:span> à longs replis, se retire et s’estend,</text:h>
        <text:h text:style-name="_3c_l_3e_" text:outline-level="1">Et dans ces roulemens, d’un artifice extrême,</text:h>
        <text:h text:style-name="P6" text:outline-level="1"><text:span text:style-name="T15">Se</text:span> quitte, se reprend, sort et rentre en soy-m<text:span text:style-name="T15">e</text:span>sme ;</text:h>
        <text:h text:style-name="P6" text:outline-level="1">Tandis que par l’oreille elle <text:span text:style-name="T15">é</text:span>pand un poi<text:span text:style-name="T15">s</text:span>on</text:h>
        <text:h text:style-name="P6" text:outline-level="1">Qui se glisse dans <text:span text:style-name="T15">l’</text:span>a<text:span text:style-name="T15">m</text:span>e et trouble la rai<text:span text:style-name="T15">s</text:span>on.</text:h>
        <text:h text:style-name="P6" text:outline-level="1">Tantost elle languit, et tantost elle éclate,</text:h>
        <text:h text:style-name="P6" text:outline-level="1">Repousse, tance, et fuit, <text:span text:style-name="T15">r</text:span>’appelle, appai<text:span text:style-name="T15">s</text:span>e et f<text:span text:style-name="T15">l</text:span>at<text:span text:style-name="T15">e :</text:span></text:h>
        <text:h text:style-name="P6" text:outline-level="1"><text:span text:style-name="T15">É</text:span>meut comme il luy plaist la crai<text:span text:style-name="T15">n</text:span>t<text:span text:style-name="T15">e</text:span> ou le désir,</text:h>
        <text:h text:style-name="P6" text:outline-level="1"><text:span text:style-name="_3c_pb_3e_"><text:span text:style-name="T2">[</text:span></text:span><text:span text:style-name="_3c_pb_3e_">20</text:span><text:span text:style-name="_3c_pb_3e_"><text:span text:style-name="T15">9</text:span></text:span><text:span text:style-name="_3c_pb_3e_"><text:span text:style-name="T3">]</text:span></text:span>Assoupit la douleur, ré<text:span text:style-name="T15">v</text:span>eill<text:span text:style-name="T15">e</text:span> le plaisir,</text:h>
        <text:h text:style-name="P6" text:outline-level="1">Et soit qu’elle se hausse, ou qu’elle s’adoucisse,</text:h>
        <text:h text:style-name="P6" text:outline-level="1">Q<text:span text:style-name="T15">u’e</text:span>lle croisse en <text:span text:style-name="T15">v</text:span>igueur, ou qu’elle s’alentisse,</text:h>
        <text:h text:style-name="P6" text:outline-level="1">Tous<text:span text:style-name="T15">j</text:span>ours des malheureux elle all<text:span text:style-name="T15">e</text:span>g<text:span text:style-name="T15">e</text:span> les fers,</text:h>
        <text:h text:style-name="_3c_l_3e_" text:outline-level="1">Et loge un Paradis au milieu des En<text:span text:style-name="T15">f</text:span>ers.</text:h>
        <text:h text:style-name="_3c_l_3e_" text:outline-level="1"/>
        <text:h text:style-name="P6" text:outline-level="1"><text:span text:style-name="T15">S</text:span>i tost qu’il s’app<text:span text:style-name="T15">e</text:span>rceut qu’on luy pr<text:span text:style-name="T15">e</text:span>stoit silence</text:h>
        <text:h text:style-name="P6" text:outline-level="1">Et que de ses accords on go<text:span text:style-name="T15">u</text:span>stoit l’excellence ;</text:h>
        <text:h text:style-name="P6" text:outline-level="1">Voicy comme il mesla d’une do<text:span text:style-name="T15">ct</text:span>e façon</text:h>
        <text:h text:style-name="P6" text:outline-level="1"><text:span text:style-name="T15">S</text:span>a priere à sa plainte en sa triste chan<text:span text:style-name="T15">s</text:span>on.</text:h>
        <text:h text:style-name="_3c_l_3e_" text:outline-level="1">Voicy de <text:span text:style-name="T15">qu</text:span>elle sorte il forma sa harangue,</text:h>
        <text:h text:style-name="_3c_l_3e_" text:outline-level="1">Où son cœur affligé se fondit <text:span text:style-name="T15">s</text:span>ur sa langue ;</text:h>
        <text:h text:style-name="P6" text:outline-level="1">Et fai<text:span text:style-name="T15">s</text:span>ant éclater les mortelles langueurs,</text:h>
        <text:h text:style-name="P6" text:outline-level="1"><text:span text:style-name="T15">R</text:span>e<text:span text:style-name="T15">s</text:span>pandit la pitié dans tous les autres c<text:span text:style-name="T15">œ</text:span>urs.</text:h>
        <text:h text:style-name="P6" text:outline-level="1"/>
        <text:p text:style-name="_3c_ab.ornament_3e_"/>
        <text:h text:style-name="_3c_l_3e_" text:outline-level="1"/>
        <text:h text:style-name="P6" text:outline-level="1">M<text:span text:style-name="T15">o</text:span>narque redoute qui r<text:span text:style-name="T15">e</text:span>gn<text:span text:style-name="T15">e</text:span>s sur les Ombres,</text:h>
        <text:h text:style-name="P6" text:outline-level="1"><text:span text:style-name="T15">J</text:span>e ne suis pas venu dessus ce<text:span text:style-name="T16">s</text:span><text:span text:style-name="T16"><text:note text:id="ftn2" text:note-class="footnote"><text:note-citation>2</text:note-citation><text:note-body><text:p text:style-name="P2">ce</text:p></text:note-body></text:note></text:span> ri<text:span text:style-name="T15">v</text:span>es sombres,</text:h>
        <text:h text:style-name="P6" text:outline-level="1"><text:soft-page-break/>Pour enle<text:span text:style-name="T15">v</text:span>er ton sceptre, et me faire Empereur</text:h>
        <text:h text:style-name="P6" text:outline-level="1">De ces lieux pleins d’horreur.</text:h>
        <text:h text:style-name="P6" text:outline-level="1"/>
        <text:h text:style-name="P7" text:outline-level="1">En mon pieux dessein <text:span text:style-name="T16">j</text:span>e n’ay point d’autres armes</text:h>
        <text:h text:style-name="P7" text:outline-level="1">Que les gemissemens, les sou<text:span text:style-name="T16">s</text:span>pirs et <text:span text:style-name="T16">l</text:span>es <text:span text:style-name="T16">l</text:span>armes,</text:h>
        <text:h text:style-name="P7" text:outline-level="1"><text:span text:style-name="T16">A</text:span>vec tous les ennuis dont peut <text:span text:style-name="T16">e</text:span>st<text:span text:style-name="T16">r</text:span>e chargé</text:h>
        <text:h text:style-name="P7" text:outline-level="1"><text:span text:style-name="T16">U</text:span>n Amant afflig<text:span text:style-name="T16">é</text:span>.</text:h>
        <text:h text:style-name="P7" text:outline-level="1"/>
        <text:h text:style-name="P7" text:outline-level="1">Aussi <text:span text:style-name="T16">j</text:span>e ne de<text:span text:style-name="T16">sc</text:span>ens dans ce grand pr<text:span text:style-name="T16">e</text:span>cipice</text:h>
        <text:h text:style-name="P7" text:outline-level="1">Que pour te demander ma fidelle Euridice,</text:h>
        <text:h text:style-name="P7" text:outline-level="1">Que la Parque ra<text:span text:style-name="T16">v</text:span>it à mes chastes amours,</text:h>
        <text:h text:style-name="_3c_l_3e_" text:outline-level="1">En la fleur de ses <text:span text:style-name="T16">j</text:span>ours.</text:h>
        <text:h text:style-name="_3c_l_3e_" text:outline-level="1"/>
        <text:h text:style-name="P7" text:outline-level="1"><text:span text:style-name="_3c_pb_3e_"><text:span text:style-name="T2">[</text:span></text:span><text:span text:style-name="_3c_pb_3e_">2</text:span><text:span text:style-name="_3c_pb_3e_"><text:span text:style-name="T16">10</text:span></text:span><text:span text:style-name="_3c_pb_3e_"><text:span text:style-name="T3">]</text:span></text:span>Ô Die<text:span text:style-name="T16">u</text:span>x ! <text:span text:style-name="T16">j</text:span>e la perdis en la me<text:span text:style-name="T16">s</text:span>me <text:span text:style-name="T16">j</text:span>ourn<text:span text:style-name="T16">é</text:span>e,</text:h>
        <text:h text:style-name="P7" text:outline-level="1">Qu<text:span text:style-name="T16">i </text:span>nous a<text:span text:style-name="T16">v</text:span>oit rangez sous le joug d’Hym<text:span text:style-name="T16">e</text:span>née ;</text:h>
        <text:h text:style-name="_3c_l_3e_" text:outline-level="1">Au lieu d’entrer au lit, ce Chef-d’œu<text:span text:style-name="T16">v</text:span>re si beau</text:h>
        <text:h text:style-name="_3c_l_3e_" text:outline-level="1">Entra dans le Tombeau !</text:h>
        <text:h text:style-name="_3c_l_3e_" text:outline-level="1"/>
        <text:h text:style-name="P7" text:outline-level="1">Cette <text:span text:style-name="T16">j</text:span>eun<text:span text:style-name="T16">e</text:span> Beauté par les <text:span text:style-name="T16">ve</text:span>rtes campagne<text:span text:style-name="T16">s</text:span>,</text:h>
        <text:h text:style-name="P7" text:outline-level="1"><text:span text:style-name="T16">S</text:span>’égayoit en courant a<text:span text:style-name="T16">v</text:span>ecque s<text:span text:style-name="T16">e</text:span>s Compagnes,</text:h>
        <text:h text:style-name="P7" text:outline-level="1">Lorsqu’<text:span text:style-name="T16">e</text:span>lle rencontra <text:span text:style-name="T16">l’</text:span>Auteur de son trépas</text:h>
        <text:h text:style-name="P7" text:outline-level="1">Caché dessous <text:span text:style-name="T16">s</text:span>es pas.</text:h>
        <text:h text:style-name="P7" text:outline-level="1"/>
        <text:h text:style-name="P7" text:outline-level="1"><text:span text:style-name="T16">U</text:span>n serpent plus cruel que ceux de tes Furies,</text:h>
        <text:h text:style-name="P7" text:outline-level="1">Qu<text:span text:style-name="T16">i mesloit </text:span>son émail à celuy des prairies,</text:h>
        <text:h text:style-name="P7" text:outline-level="1">D’<text:span text:style-name="T16">u</text:span>n trait en<text:span text:style-name="T16">v</text:span>enimé la mit dans le cercueil,</text:h>
        <text:h text:style-name="_3c_l_3e_" text:outline-level="1">Et moy dans ce grand duei<text:span text:style-name="T16">l</text:span>.</text:h>
        <text:h text:style-name="_3c_l_3e_" text:outline-level="1"/>
        <text:h text:style-name="P7" text:outline-level="1">Helas ! <text:span text:style-name="T16">j</text:span>e la treu<text:span text:style-name="T16">v</text:span>ay telle qu’est une souche ;</text:h>
        <text:h text:style-name="P7" text:outline-level="1">En vain <text:span text:style-name="T16">j</text:span>’allay poser mes lèvres sur sa bouche,</text:h>
        <text:h text:style-name="P7" text:outline-level="1">Car des<text:span text:style-name="T16">j</text:span>a les e<text:span text:style-name="T16">s</text:span>prits de ses membres gelez,</text:h>
        <text:h text:style-name="_3c_l_3e_" text:outline-level="1"><text:span text:style-name="T16">S</text:span>’en estoient <text:span text:style-name="T16">e</text:span>n<text:span text:style-name="T16">v</text:span>olez.</text:h>
        <text:h text:style-name="_3c_l_3e_" text:outline-level="1"/>
        <text:h text:style-name="P7" text:outline-level="1">Que de<text:span text:style-name="T16">v</text:span>ins-<text:span text:style-name="T16">j</text:span>e à l’objet de sa pas<text:span text:style-name="T16">l</text:span>eur mortelle ?</text:h>
        <text:h text:style-name="P7" text:outline-level="1"><text:span text:style-name="T16">J</text:span>e fus si fort surpris, et ma do<text:span text:style-name="T16">u</text:span>le<text:span text:style-name="T16">u</text:span>r fut telle</text:h>
        <text:h text:style-name="P7" text:outline-level="1">Q<text:span text:style-name="T16">u’</text:span>il faut estre <text:span text:style-name="T16">s</text:span>çauant en l’art de bien aime<text:span text:style-name="T16">r</text:span></text:h>
        <text:h text:style-name="P7" text:outline-level="1">Pour le bien exprimer.</text:h>
        <text:h text:style-name="P7" text:outline-level="1"/>
        <text:h text:style-name="P7" text:outline-level="1">Depuis cette cruelle et fatale a<text:span text:style-name="T16">v</text:span>anture</text:h>
        <text:h text:style-name="P7" text:outline-level="1"><text:span text:style-name="T16">J</text:span>’ay tous<text:span text:style-name="T16">j</text:span>ours de mes pleurs mouillé <text:span text:style-name="T16">s</text:span>a sépulture ;</text:h>
        <text:h text:style-name="P7" text:outline-level="1"><text:span text:style-name="T16">S</text:span>ans pou<text:span text:style-name="T16">v</text:span>oir faire tr<text:span text:style-name="T16">è</text:span>ve a<text:span text:style-name="T16">v</text:span>ecque mes ennuis</text:h>
        <text:h text:style-name="P7" text:outline-level="1">Ny les iours ny les nuits.</text:h>
        <text:h text:style-name="_3c_l_3e_" text:outline-level="1"/>
        <text:h text:style-name="P7" text:outline-level="1"><text:span text:style-name="_3c_pb_3e_"><text:span text:style-name="T2">[</text:span></text:span><text:span text:style-name="_3c_pb_3e_">2</text:span><text:span text:style-name="_3c_pb_3e_"><text:span text:style-name="T16">11</text:span></text:span><text:span text:style-name="_3c_pb_3e_"><text:span text:style-name="T3">]</text:span></text:span>Amour importune de mes plaintes <text:span text:style-name="T16">f</text:span>un<text:span text:style-name="T16">e</text:span>bres,</text:h>
        <text:h text:style-name="P7" text:outline-level="1">M’éclairant de sa flame à travers des tenebres,</text:h>
        <text:h text:style-name="_3c_l_3e_" text:outline-level="1">Par ton secret avis m’a <text:span text:style-name="T16">f</text:span>ait venir icy</text:h>
        <text:h text:style-name="_3c_l_3e_" text:outline-level="1">Te conter mon soucy.</text:h>
        <text:h text:style-name="_3c_l_3e_" text:outline-level="1"/>
        <text:h text:style-name="P7" text:outline-level="1">Tu connois le pou<text:span text:style-name="T16">v</text:span>oir de sa secrette flame,</text:h>
        <text:h text:style-name="P7" text:outline-level="1"><text:span text:style-name="T16">S</text:span>i le b<text:span text:style-name="T16">r</text:span>uit n’est menteur elle emb<text:span text:style-name="T16">r</text:span>asa ton a<text:span text:style-name="T7">m</text:span>e</text:h>
        <text:h text:style-name="P7" text:outline-level="1">Lors que dans la <text:span text:style-name="T16">S</text:span>icile un Miracle des Cieux</text:h>
        <text:h text:style-name="P7" text:outline-level="1">Parut de<text:span text:style-name="T16">v</text:span>ant tes yeux.</text:h>
        <text:h text:style-name="P7" text:outline-level="1"><text:soft-page-break/></text:h>
        <text:h text:style-name="_3c_l_3e_" text:outline-level="1">On dit qu’en obser<text:span text:style-name="T16">v</text:span>ant sa grâce nompareille,</text:h>
        <text:h text:style-name="P7" text:outline-level="1">Tu fr<text:span text:style-name="T16">e</text:span>mis dans ton char d’amour et de mer<text:span text:style-name="T16">ve</text:span>ille :</text:h>
        <text:h text:style-name="P7" text:outline-level="1">Et que tu n’as ra<text:span text:style-name="T16">v</text:span>y cette <text:span text:style-name="T16">j</text:span>eune B<text:span text:style-name="T16">e</text:span>aut<text:span text:style-name="T16">é</text:span></text:h>
        <text:h text:style-name="P7" text:outline-level="1">Qu’apres l’a<text:span text:style-name="T16">v</text:span>oir esté.</text:h>
        <text:h text:style-name="P7" text:outline-level="1"/>
        <text:h text:style-name="P7" text:outline-level="1"><text:span text:style-name="T16">S</text:span>’il te sou<text:span text:style-name="T16">v</text:span>i<text:span text:style-name="T16">e</text:span>nt encor de ces douces atteintes,</text:h>
        <text:h text:style-name="P7" text:outline-level="1">Pr<text:span text:style-name="T16">z</text:span>n pitié de mes maux, pren pitié de mes p<text:span text:style-name="T16">l</text:span>a<text:span text:style-name="T16">in</text:span>tes</text:h>
        <text:h text:style-name="P7" text:outline-level="1">Et fay bien tost cesser a<text:span text:style-name="T16">v</text:span>ecque mes douleurs,</text:h>
        <text:h text:style-name="_3c_l_3e_" text:outline-level="1">Mes <text:span text:style-name="T16">s</text:span>oûpirs et mes pleurs.</text:h>
        <text:h text:style-name="_3c_l_3e_" text:outline-level="1"/>
        <text:h text:style-name="P7" text:outline-level="1"><text:span text:style-name="T16">J</text:span>e t’en <text:span text:style-name="T16">v</text:span>iens conjurer par ton Palais qui fume</text:h>
        <text:h text:style-name="P8" text:outline-level="1">Par le nytre embra<text:span text:style-name="T16">s</text:span>é, le soufre et le by<text:span text:style-name="T17">t</text:span>ume,</text:h>
        <text:h text:style-name="P8" text:outline-level="1">De ces fleu<text:span text:style-name="T17">v</text:span>es bru<text:span text:style-name="T17">s</text:span>lans et de ces noirs Palus</text:h>
        <text:h text:style-name="P8" text:outline-level="1">Q<text:span text:style-name="T17">u’</text:span>on ne repasse plus.</text:h>
        <text:h text:style-name="P8" text:outline-level="1"/>
        <text:h text:style-name="P8" text:outline-level="1">Par les trois noires <text:span text:style-name="T17">Sœ</text:span>urs, ces Compagnes cruelles</text:h>
        <text:h text:style-name="P8" text:outline-level="1">Qui portent l’e<text:span text:style-name="T17">s</text:span>pou<text:span text:style-name="T17">v</text:span>ente et l’horreur a<text:span text:style-name="T17">v</text:span>ec e<text:span text:style-name="T17">ll</text:span>es,</text:h>
        <text:h text:style-name="P8" text:outline-level="1">Et qui tiennent tous<text:span text:style-name="T17">j</text:span>ours leurs ch<text:span text:style-name="T17">ev</text:span>eux hérissez</text:h>
        <text:h text:style-name="P8" text:outline-level="1">D’A<text:span text:style-name="T17">s</text:span>pics entrelassez.</text:h>
        <text:h text:style-name="_3c_l_3e_" text:outline-level="1"/>
        <text:h text:style-name="P8" text:outline-level="1"><text:span text:style-name="_3c_pb_3e_"><text:span text:style-name="T2">[</text:span></text:span><text:span text:style-name="_3c_pb_3e_">2</text:span><text:span text:style-name="_3c_pb_3e_"><text:span text:style-name="T16">12</text:span></text:span><text:span text:style-name="_3c_pb_3e_"><text:span text:style-name="T3">]</text:span></text:span>Par l’auguste longueur de ton poil qui grisonné</text:h>
        <text:h text:style-name="P8" text:outline-level="1">Par l’éclat incertain de ta rouge Couronne,</text:h>
        <text:h text:style-name="P8" text:outline-level="1"><text:span text:style-name="T8">E</text:span>t par la Majesté du vieux <text:span text:style-name="T17">S</text:span>ceptre de fer</text:h>
        <text:h text:style-name="P8" text:outline-level="1">Dont tu regis l’Enfer.</text:h>
        <text:h text:style-name="P8" text:outline-level="1"/>
        <text:h text:style-name="_3c_l_3e_" text:outline-level="1">Ren-moy mon Euridic<text:span text:style-name="T17">e</text:span>, et fay qu’à ma prier<text:span text:style-name="T17">e</text:span></text:h>
        <text:h text:style-name="P8" text:outline-level="1">Elle r<text:span text:style-name="T17">ev</text:span>oy<text:span text:style-name="T17">e</text:span> encore une fois la lumi<text:span text:style-name="T17">e</text:span>re ;</text:h>
        <text:h text:style-name="P8" text:outline-level="1"><text:span text:style-name="T17">F</text:span>aisant ressu<text:span text:style-name="T17">sc</text:span>iter par ses embrassemens,</text:h>
        <text:h text:style-name="_3c_l_3e_" text:outline-level="1">Tous mes contentem<text:span text:style-name="T17">e</text:span>ns.</text:h>
        <text:h text:style-name="_3c_l_3e_" text:outline-level="1"/>
        <text:h text:style-name="P8" text:outline-level="1"><text:span text:style-name="T17">J</text:span>e ne demande <text:span text:style-name="T17">p</text:span>as qu’en renoüant sa trame</text:h>
        <text:h text:style-name="P8" text:outline-level="1">Pour des si<text:span text:style-name="T17">e</text:span>cles entiers on rejoigne <text:span text:style-name="T17">s</text:span>on am<text:span text:style-name="T17">e</text:span></text:h>
        <text:h text:style-name="P8" text:outline-level="1"><text:span text:style-name="T17">À</text:span> cet aimable corps cruellement bles<text:span text:style-name="T17">s</text:span>é,</text:h>
        <text:h text:style-name="_3c_l_3e_" text:outline-level="1">Quelle a si tost laiss<text:span text:style-name="T17">é</text:span>.</text:h>
        <text:h text:style-name="_3c_l_3e_" text:outline-level="1"/>
        <text:h text:style-name="P9" text:outline-level="1"><text:span text:style-name="T18">S</text:span>eulement qu’elle vi<text:span text:style-name="T18">ve</text:span> autant qu’une p<text:span text:style-name="T18">e</text:span>rsonne</text:h>
        <text:h text:style-name="P9" text:outline-level="1">Dont la complexion se rencontre a<text:span text:style-name="T18">ss</text:span>ez bonn<text:span text:style-name="T18">e</text:span>,</text:h>
        <text:h text:style-name="P9" text:outline-level="1">Et qui par trop d’excez ne p<text:span text:style-name="T18">re</text:span>cipit<text:span text:style-name="T18">e</text:span> pas</text:h>
        <text:h text:style-name="P9" text:outline-level="1">L’heure de son tr<text:span text:style-name="T18">es</text:span>pas.</text:h>
        <text:h text:style-name="P9" text:outline-level="1"/>
        <text:h text:style-name="P9" text:outline-level="1"><text:span text:style-name="T18">S</text:span>ans cesse les humains en tes Estats descend<text:span text:style-name="T18">et</text:span></text:h>
        <text:h text:style-name="P9" text:outline-level="1">Par cent chemins di<text:span text:style-name="T18">v</text:span>ers à toute heure ils s’y renden<text:span text:style-name="T18">t,</text:span></text:h>
        <text:h text:style-name="P9" text:outline-level="1">Et nul homme <text:span text:style-name="T18">v</text:span>i<text:span text:style-name="T18">v</text:span>ant quoy qu’il puisse in<text:span text:style-name="T18">v</text:span>enter,</text:h>
        <text:h text:style-name="P9" text:outline-level="1">Ne s’en peut exempter.</text:h>
        <text:h text:style-name="P9" text:outline-level="1"/>
        <text:h text:style-name="P9" text:outline-level="1">Quand nous aurons ens<text:span text:style-name="T18">e</text:span>mbl<text:span text:style-name="T18">e</text:span> accomply les ann<text:span text:style-name="T18">ées</text:span></text:h>
        <text:h text:style-name="P9" text:outline-level="1">Que nous aura marque la loy des Destinées,</text:h>
        <text:h text:style-name="P9" text:outline-level="1">Nous <text:span text:style-name="T18">v</text:span>iendrons pour <text:span text:style-name="T18">j</text:span>amais en cet ob<text:span text:style-name="T18">s</text:span>cur séjour</text:h>
        <text:h text:style-name="P9" text:outline-level="1">Demeurer à ta Cour.</text:h>
        <text:h text:style-name="_3c_l_3e_" text:outline-level="1"/>
        <text:h text:style-name="P9" text:outline-level="1"><text:span text:style-name="_3c_pb_3e_"><text:span text:style-name="T2">[</text:span></text:span><text:span text:style-name="_3c_pb_3e_">2</text:span><text:span text:style-name="_3c_pb_3e_"><text:span text:style-name="T16">13</text:span></text:span><text:span text:style-name="_3c_pb_3e_"><text:span text:style-name="T3">]</text:span></text:span>Laisse-moy donc là-haut ramener cette belle ;</text:h>
        <text:h text:style-name="P9" text:outline-level="1"><text:soft-page-break/>Ou permets <text:span text:style-name="T18">qu</text:span>’icy bas <text:span text:style-name="T18">j</text:span>e deme<text:span text:style-name="T18">u</text:span>re avec elle,</text:h>
        <text:h text:style-name="P9" text:outline-level="1"><text:span text:style-name="T18">J</text:span>’auray peu de regret au bien de la clarté</text:h>
        <text:h text:style-name="P9" text:outline-level="1">Pr<text:span text:style-name="T18">è</text:span>s de cette Beauté.</text:h>
        <text:h text:style-name="P9" text:outline-level="1"/>
        <text:h text:style-name="_3c_l_3e_" text:outline-level="1">Les gr<text:span text:style-name="T18">a</text:span>ces d’Euridice à mes yeux exposées,</text:h>
        <text:h text:style-name="P9" text:outline-level="1">Me tiendront tous<text:span text:style-name="T18">j</text:span>ours lieu des doux champs Elis<text:span text:style-name="T18">ée</text:span>s ;</text:h>
        <text:h text:style-name="P9" text:outline-level="1">E<text:span text:style-name="T18">t </text:span>pour moy, son absence a des feux et des fer<text:span text:style-name="T18">s</text:span></text:h>
        <text:h text:style-name="P9" text:outline-level="1"><text:span text:style-name="T18">P</text:span>ire que les Enfers.</text:h>
        <text:h text:style-name="P9" text:outline-level="1"/>
        <text:h text:style-name="_3c_l_3e_" text:outline-level="1">Au son de cette voix des esprits r<text:span text:style-name="T18">es</text:span>pe<text:span text:style-name="T18">ctée</text:span>,</text:h>
        <text:h text:style-name="_3c_l_3e_" text:outline-level="1">Ixion pour un temps vid sa roüe arrestée.</text:h>
        <text:h text:style-name="_3c_l_3e_" text:outline-level="1"><text:span text:style-name="T18">S</text:span>isiphe en oublia de tenir son rocher,</text:h>
        <text:h text:style-name="P9" text:outline-level="1">Tantale cette soif qu’il ne peut étancher</text:h>
        <text:h text:style-name="P9" text:outline-level="1">Et <text:span text:style-name="T18">l</text:span>es cruelles s<text:span text:style-name="T9">œ</text:span>urs, les fier<text:span text:style-name="T18">e</text:span>s Danaïdes,</text:h>
        <text:h text:style-name="P9" text:outline-level="1">Ne s’app<text:span text:style-name="T18">e</text:span>rceurent pas que leurs seaux estoient vui<text:span text:style-name="T18">des :</text:span></text:h>
        <text:h text:style-name="P9" text:outline-level="1">Tytie en ses douceurs aby<text:span text:style-name="T18">s</text:span>mant son <text:span text:style-name="T18">e</text:span>nnuy,</text:h>
        <text:h text:style-name="_3c_l_3e_" text:outline-level="1"><text:span text:style-name="T18">S</text:span>e<text:span text:style-name="T18">nt</text:span>it moins <text:span text:style-name="T18">s</text:span>a douleur que la peine d’autruy :</text:h>
        <text:h text:style-name="P9" text:outline-level="1">Et l’immortel Vautour qui luy ronge le foy<text:span text:style-name="T18">e</text:span>,</text:h>
        <text:h text:style-name="P9" text:outline-level="1"><text:span text:style-name="T18">S</text:span>uspendit ses rigueurs, touche de m<text:span text:style-name="T18">es</text:span>me <text:span text:style-name="T18">j</text:span>oye.</text:h>
        <text:h text:style-name="P9" text:outline-level="1">La Parque en ces Ci<text:span text:style-name="T18">s</text:span>eaux, Ministres du tr<text:span text:style-name="T18">es</text:span>pas,</text:h>
        <text:h text:style-name="P9" text:outline-level="1">Tint un fi<text:span text:style-name="T18">l</text:span> de<text:span text:style-name="T18">v</text:span>id<text:span text:style-name="T18">é</text:span> qu’elle ne trencha pas ;</text:h>
        <text:h text:style-name="P9" text:outline-level="1">Tandis que cette <text:span text:style-name="T18">v</text:span>oix, dont elle estoit ra<text:span text:style-name="T18">v</text:span>ie</text:h>
        <text:h text:style-name="P9" text:outline-level="1">Avec tant de douceur demandoit une vie.</text:h>
        <text:h text:style-name="P9" text:outline-level="1"/>
        <text:h text:style-name="_3c_l_3e_" text:outline-level="1">Rien ne sceut r<text:span text:style-name="T18">e</text:span>sister à la compassion,</text:h>
        <text:h text:style-name="_3c_l_3e_" text:outline-level="1">Tout se trou<text:span text:style-name="T18">v</text:span>a touché de cette émotion,</text:h>
        <text:h text:style-name="_3c_l_3e_" text:outline-level="1">Et les Esprits sans corps amolis par ces charmes,</text:h>
        <text:h text:style-name="P9" text:outline-level="1">Eux qui n’ont point de sang en <text:span text:style-name="T18">v</text:span>e<text:span text:style-name="T18">r</text:span>ser<text:span text:style-name="T18">e</text:span>nt des larmes.</text:h>
        <text:h text:style-name="P9" text:outline-level="1">Mais leur impitoyable et cruel sou<text:span text:style-name="T18">ve</text:span>rain</text:h>
        <text:h text:style-name="P9" text:outline-level="1">Qui comme son Palais a le cœur tout d’airain ;</text:h>
        <text:h text:style-name="_3c_l_3e_" text:outline-level="1">Luy qui s<text:span text:style-name="T18">e</text:span> rit des maux qu’on luy peut faire ente<text:span text:style-name="T18">n</text:span>dre</text:h>
        <text:h text:style-name="P9" text:outline-level="1"><text:span text:style-name="_3c_pb_3e_"><text:span text:style-name="T2">[</text:span></text:span><text:span text:style-name="_3c_pb_3e_">2</text:span><text:span text:style-name="_3c_pb_3e_"><text:span text:style-name="T16">14</text:span></text:span><text:span text:style-name="_3c_pb_3e_"><text:span text:style-name="T3">]</text:span></text:span>Ne sceut parer les traits d’une pitié si tendre ;</text:h>
        <text:h text:style-name="P9" text:outline-level="1">Et de <text:span text:style-name="T18">s</text:span>es tiedes pleurs mouilla le poil chenu</text:h>
        <text:h text:style-name="P9" text:outline-level="1">Que l’on <text:span text:style-name="T18">v</text:span>oid heri<text:span text:style-name="T18">sse</text:span>r <text:span text:style-name="T18">s</text:span>ur son estomac nud.</text:h>
        <text:h text:style-name="P9" text:outline-level="1">Il pleura l’implacable, et d’un signe de teste</text:h>
        <text:h text:style-name="P9" text:outline-level="1">Accorda sur le champ cette <text:span text:style-name="T18">j</text:span>ust<text:span text:style-name="T18">e</text:span> requeste.</text:h>
        <text:h text:style-name="_3c_l_3e_" text:outline-level="1">Euridice parut par son commandement,</text:h>
        <text:h text:style-name="_3c_l_3e_" text:outline-level="1">Et <text:span text:style-name="T18">v</text:span>int <text:span text:style-name="T18">j</text:span>etter ses bras au col de son Amant •</text:h>
        <text:h text:style-name="P10" text:outline-level="1">Q<text:span text:style-name="T19">ui</text:span> transporté d’amo<text:span text:style-name="T10">u</text:span>r dans cette <text:span text:style-name="T19">j</text:span>oye extreme,</text:h>
        <text:h text:style-name="P10" text:outline-level="1">Ne se peut retenir de l’embrasser de mesm<text:span text:style-name="T19">e</text:span>.</text:h>
        <text:h text:style-name="P10" text:outline-level="1"/>
        <text:h text:style-name="P10" text:outline-level="1">Heureux en ses destins, s’il se fust maintenu</text:h>
        <text:h text:style-name="P10" text:outline-level="1">Dans un ressentiment un peu plus retenu</text:h>
        <text:h text:style-name="P10" text:outline-level="1">Il auroit preser<text:span text:style-name="T10">v</text:span>é le sujet de sa flame,</text:h>
        <text:h text:style-name="_3c_l_3e_" text:outline-level="1">Du second coup donne sur sa seconde tram<text:span text:style-name="T19">e.</text:span></text:h>
        <text:h text:style-name="_3c_l_3e_" text:outline-level="1">Mais son désir a<text:span text:style-name="T19">c</text:span>tif, ennemy de son bien,</text:h>
        <text:h text:style-name="_3c_l_3e_" text:outline-level="1">Fit qu’en obtenant to<text:span text:style-name="T19">u</text:span>t il ne poss<text:span text:style-name="T10">e</text:span>da rien.</text:h>
        <text:h text:style-name="_3c_l_3e_" text:outline-level="1">Il ne p<text:span text:style-name="T19">eu</text:span>t accomplir la se<text:span text:style-name="T10">v</text:span>ere ordonnance,</text:h>
        <text:h text:style-name="_3c_l_3e_" text:outline-level="1">De marcher de<text:span text:style-name="T10">v</text:span>ant elle à tra<text:span text:style-name="T10">v</text:span>ers d<text:span text:style-name="T10">u</text:span> silence,</text:h>
        <text:h text:style-name="P10" text:outline-level="1"><text:span text:style-name="T19">S</text:span>ans q<text:span text:style-name="T19">u</text:span>e s<text:span text:style-name="T19">u</text:span>r son visage il destournast ses yeux.</text:h>
        <text:h text:style-name="P10" text:outline-level="1"><text:span text:style-name="T19">Ju</text:span>squ’à ce q<text:span text:style-name="T10">u</text:span>’il eust veu la l<text:span text:style-name="T10">u</text:span>mi<text:span text:style-name="T10">e</text:span>re des Cieux</text:h>
        <text:h text:style-name="P10" text:outline-level="1">D<text:span text:style-name="T19">e</text:span> son impatience il ne sceut estre maistre,</text:h>
        <text:h text:style-name="_3c_l_3e_" text:outline-level="1"><text:soft-page-break/>Et la voyant trop tost, il la fit dispar<text:span text:style-name="T19">es</text:span>tre ;</text:h>
        <text:h text:style-name="_3c_l_3e_" text:outline-level="1">Elle fut ramenée en ce funeste lieu,</text:h>
        <text:h text:style-name="_3c_l_3e_" text:outline-level="1">Et n’eut rien que le temps de luy crier, « Adieu.</text:h>
        <text:h text:style-name="_3c_l_3e_" text:outline-level="1">Adieu charmant Orphée, adieu ma chere vie,</text:h>
        <text:h text:style-name="_3c_l_3e_" text:outline-level="1">C’est enfin pour <text:span text:style-name="T19">j</text:span>amais que <text:span text:style-name="T19">j</text:span>e te suis ra<text:span text:style-name="T19">v</text:span>i<text:span text:style-name="T19">e</text:span>.</text:h>
        <text:h text:style-name="P10" text:outline-level="1">Par ce transport d’amour, to<text:span text:style-name="T19">u</text:span>t e<text:span text:style-name="T19">s</text:span>poi<text:span text:style-name="T19">r</text:span> m’est osté</text:h>
        <text:h text:style-name="P10" text:outline-level="1">De re<text:span text:style-name="T19">v</text:span>oir du soleil l’agr<text:span text:style-name="T19">e</text:span>able clarté.</text:h>
        <text:h text:style-name="_3c_l_3e_" text:outline-level="1">Ta curiosité trop peu considérée,</text:h>
        <text:h text:style-name="_3c_l_3e_" text:outline-level="1">Me remet dans les fers dont t<text:span text:style-name="T19">u</text:span> m’a<text:span text:style-name="T19">v</text:span>ois tirée.</text:h>
        <text:h text:style-name="P10" text:outline-level="1">Pourq<text:span text:style-name="T19">u</text:span>oy du <text:span text:style-name="T19">v</text:span>ieux Minos n’as tu gard<text:span text:style-name="T22">é</text:span> les loix,</text:h>
        <text:h text:style-name="P10" text:outline-level="1">Et temperé tes yeux aussi bien que ta <text:span text:style-name="T19">v</text:span>oix ?</text:h>
        <text:h text:style-name="_3c_l_3e_" text:outline-level="1">Ô faute sans remède ! ô dommageable <text:span text:style-name="T19">v</text:span>euë !</text:h>
        <text:h text:style-name="P10" text:outline-level="1"><text:span text:style-name="_3c_pb_3e_"><text:span text:style-name="T2">[</text:span></text:span><text:span text:style-name="_3c_pb_3e_">2</text:span><text:span text:style-name="_3c_pb_3e_"><text:span text:style-name="T16">15</text:span></text:span><text:span text:style-name="_3c_pb_3e_"><text:span text:style-name="T3">]</text:span></text:span>A<text:span text:style-name="T19">v</text:span>ec trop de tra<text:span text:style-name="T10">v</text:span>aux tu m’a<text:span text:style-name="T10">v</text:span>ois obtenuë :</text:h>
        <text:h text:style-name="P10" text:outline-level="1">Mais <text:span text:style-name="T19">j</text:span>e pren tes regards et ma fuite à t<text:span text:style-name="T19">es</text:span>moin,</text:h>
        <text:h text:style-name="P10" text:outline-level="1">Que tu m’as con<text:span text:style-name="T19">s</text:span>er<text:span text:style-name="T19">v</text:span>ée a<text:span text:style-name="T19">v</text:span>ec trop peu de soin.</text:h>
        <text:h text:style-name="_3c_l_3e_" text:outline-level="1">Que dis-<text:span text:style-name="T19">j</text:span>e toutefois ? Mon <text:span text:style-name="T19">j</text:span>ugement s’égare ;</text:h>
        <text:h text:style-name="P10" text:outline-level="1">Puis que c’est <text:span text:style-name="T19">s</text:span>eulement ton soin qui nous séparé :</text:h>
        <text:h text:style-name="P10" text:outline-level="1">Tu craignois de me perdre en cette so<text:span text:style-name="T19">m</text:span>bre horreur,</text:h>
        <text:h text:style-name="P10" text:outline-level="1">Et cette seule crainte a produit ton erreur :</text:h>
        <text:h text:style-name="_3c_l_3e_" text:outline-level="1">De ton affe<text:span text:style-name="T19">ct</text:span>ion ma di<text:span text:style-name="T19">s</text:span>grace est éclose,</text:h>
        <text:h text:style-name="_3c_l_3e_" text:outline-level="1">Et si <text:span text:style-name="T19">j</text:span>’en hay l’effet, <text:span text:style-name="T19">j</text:span>’en dois <text:span text:style-name="T19">aim</text:span>er la cause.</text:h>
        <text:h text:style-name="_3c_l_3e_" text:outline-level="1">Encore que tes yeux me donnent le trespas,</text:h>
        <text:h text:style-name="_3c_l_3e_" text:outline-level="1">Cett<text:span text:style-name="T20">e </text:span>att<text:span text:style-name="T20">e</text:span>int<text:span text:style-name="T20">e</text:span> me tue et ne me blesse pas :</text:h>
        <text:h text:style-name="P11" text:outline-level="1">Ta foy, charmant Espoux, n’en peut estre blâmée ;</text:h>
        <text:h text:style-name="P11" text:outline-level="1">Tu n’aurois point failly <text:span text:style-name="T20">s</text:span>i <text:span text:style-name="T20">j</text:span>’estois moins aimée :</text:h>
        <text:h text:style-name="_3c_l_3e_" text:outline-level="1"><text:span text:style-name="T20">J</text:span>e m<text:span text:style-name="T20">e </text:span>dois consoler de ne voir plus le <text:span text:style-name="T20">j</text:span>our,</text:h>
        <text:h text:style-name="P11" text:outline-level="1">Puis que c’est par un tro<text:span text:style-name="T20">u</text:span>ble où i’ay veu ton amour.</text:h>
        <text:h text:style-name="P11" text:outline-level="1">Con<text:span text:style-name="T20">s</text:span>ole-toy de mesme et ne plains point ma cendre</text:h>
        <text:h text:style-name="P11" text:outline-level="1">Dans les torrens de pleurs que tu pourrois <text:span text:style-name="T20">é</text:span>pandre :</text:h>
        <text:h text:style-name="P11" text:outline-level="1">Ne <text:span text:style-name="T20">v</text:span>a point abréger le beau fil de tes <text:span text:style-name="T20">j</text:span>ours,</text:h>
        <text:h text:style-name="P11" text:outline-level="1">Les Destins assez <text:span text:style-name="T20">t</text:span>ost en borneront le cours.</text:h>
        <text:h text:style-name="_3c_l_3e_" text:outline-level="1">Le Cie<text:span text:style-name="T20">l</text:span> est équitable, il nous fera iustic<text:span text:style-name="T20">e</text:span> ;</text:h>
        <text:h text:style-name="P11" text:outline-level="1">Tu te verras encore a<text:span text:style-name="T20">v</text:span>ec ton Euridic<text:span text:style-name="T20">e</text:span> :</text:h>
        <text:h text:style-name="P11" text:outline-level="1"><text:span text:style-name="T11">S</text:span>i l’Enfer ne me rend, la Parque te prendra,</text:h>
        <text:h text:style-name="P11" text:outline-level="1">L’Amour nous de<text:span text:style-name="T20">s</text:span>unit, la Mort nous rejoindra ;</text:h>
        <text:h text:style-name="P11" text:outline-level="1">Il faudra que le sort à la fin nous rassemble,</text:h>
        <text:h text:style-name="P11" text:outline-level="1">Et nous aurons le bien d’estre à <text:span text:style-name="T20">j</text:span>amais en<text:span text:style-name="T20">se</text:span>mble. »</text:h>
        <text:h text:style-name="P11" text:outline-level="1">Ces doux et tristes mots à peine elle ache<text:span text:style-name="T21">v</text:span>a</text:h>
        <text:h text:style-name="_3c_l_3e_" text:outline-level="1">Que comme <text:span text:style-name="T21">u</text:span>n tourbillon quelqu’<text:span text:style-name="T21">e</text:span>sprit l’enl<text:span text:style-name="T21">ev</text:span>a.</text:h>
        <text:h text:style-name="_3c_l_3e_" text:outline-level="1"/>
        <text:h text:style-name="_3c_l_3e_" text:outline-level="1">Le timide Berger qu’un éclat de tonnerre,</text:h>
        <text:h text:style-name="_3c_l_3e_" text:outline-level="1">Du vent de <text:span text:style-name="T21">s</text:span>a passée a <text:span text:style-name="T21">j</text:span>etté contre terre ;</text:h>
        <text:h text:style-name="_3c_l_3e_" text:outline-level="1">Et qui <text:span text:style-name="T21">v</text:span>oid de ce coup un Che<text:span text:style-name="T21">s</text:span>ne terracé,</text:h>
        <text:h text:style-name="_3c_l_3e_" text:outline-level="1">Au prix de cet Amant n’a point le sang glace.</text:h>
        <text:h text:style-name="_3c_l_3e_" text:outline-level="1"/>
        <text:h text:style-name="P12" text:outline-level="1"><text:span text:style-name="_3c_pb_3e_"><text:span text:style-name="T2">[</text:span></text:span><text:span text:style-name="_3c_pb_3e_">2</text:span><text:span text:style-name="_3c_pb_3e_"><text:span text:style-name="T16">16</text:span></text:span><text:span text:style-name="_3c_pb_3e_"><text:span text:style-name="T3">]</text:span></text:span>Celuy de qui la <text:span text:style-name="T21">v</text:span>oix sceut animer les marbres,</text:h>
        <text:h text:style-name="P12" text:outline-level="1">Retenir les Torrens, faire marcher les Arbres,</text:h>
        <text:h text:style-name="_3c_l_3e_" text:outline-level="1">Et m<text:span text:style-name="T21">es</text:span>me retirer les morts du monument,</text:h>
        <text:h text:style-name="_3c_l_3e_" text:outline-level="1"><text:span text:style-name="T21">S</text:span>e tr<text:span text:style-name="T21">e</text:span>u<text:span text:style-name="T21">v</text:span>e à cette voix, pri<text:span text:style-name="T21">v</text:span>é de sentiment.</text:h>
        <text:h text:style-name="P12" text:outline-level="1">La m<text:span text:style-name="T21">e</text:span>r<text:span text:style-name="T21">v</text:span>eille est si grande où ce malheur le plonge</text:h>
        <text:h text:style-name="P12" text:outline-level="1">Q<text:span text:style-name="T12">u’</text:span>i<text:span text:style-name="T21">l</text:span> en me<text:span text:style-name="T21">s</text:span>croit ses sens, et le tient pour un songe,</text:h>
        <text:h text:style-name="P12" text:outline-level="1">Pour un Fantosme <text:span text:style-name="T21">v</text:span>ain de s<text:span text:style-name="T21">e</text:span>s vœux ennemy,</text:h>
        <text:h text:style-name="P12" text:outline-level="1"><text:soft-page-break/>Et tasche à s’é<text:span text:style-name="T21">v</text:span>eill<text:span text:style-name="T21">e</text:span>r comme un <text:span text:style-name="T21">h</text:span>omm<text:span text:style-name="T21">e</text:span> endormy.</text:h>
        <text:h text:style-name="P12" text:outline-level="1">Puis comme il reconnoist sa disgrac<text:span text:style-name="T21">e</text:span> plus <text:span text:style-name="T21">v</text:span>raye,</text:h>
        <text:h text:style-name="P12" text:outline-level="1"><text:span text:style-name="T21">S</text:span>on cœur se sent percé d’une mortelle playe ;</text:h>
        <text:h text:style-name="P12" text:outline-level="1">Il tombe de son haut, de foiblesse et d’ennuy,</text:h>
        <text:h text:style-name="P12" text:outline-level="1"><text:span text:style-name="T21">S</text:span>’accus<text:span text:style-name="T21">e</text:span> de sa perte, et s’en venge sur luy.</text:h>
        <text:h text:style-name="_3c_l_3e_" text:outline-level="1">Mettant cruellement ses ongles en <text:span text:style-name="T21">u</text:span>sage,</text:h>
        <text:h text:style-name="P12" text:outline-level="1">II en punit son poil, ses yeux et son <text:span text:style-name="T21">v</text:span>i<text:span text:style-name="T21">s</text:span>age ;</text:h>
        <text:h text:style-name="P12" text:outline-level="1">Abandonne son ame à ses <text:span text:style-name="T21">v</text:span>i<text:span text:style-name="T21">v</text:span>es douleurs,</text:h>
        <text:h text:style-name="_3c_l_3e_" text:outline-level="1">E<text:span text:style-name="T21">s</text:span>clate en cris perçans, et se débonde en pleurs.</text:h>
        <text:h text:style-name="_3c_l_3e_" text:outline-level="1"/>
        <text:h text:style-name="_3c_l_3e_" text:outline-level="1">En vain pour adoucir cette dure sentence,</text:h>
        <text:h text:style-name="_3c_l_3e_" text:outline-level="1">Il <text:span text:style-name="T21">v</text:span>eut de son erreur faire la pénitence :</text:h>
        <text:h text:style-name="_3c_l_3e_" text:outline-level="1">Il a beau s’affliger, conjurer et prier,</text:h>
        <text:h text:style-name="_3c_l_3e_" text:outline-level="1">Il ne gagne qu’un r<text:span text:style-name="T21">e</text:span>ume à force de crier ;</text:h>
        <text:h text:style-name="_3c_l_3e_" text:outline-level="1">Et n’ayant plus de voix pour forcer le passage,</text:h>
        <text:h text:style-name="_3c_l_3e_" text:outline-level="1">I<text:span text:style-name="T21">l </text:span>p<text:span text:style-name="T21">e</text:span>rd en me<text:span text:style-name="T21">s</text:span>m<text:span text:style-name="T21">e</text:span> temps l’<text:span text:style-name="T21">es</text:span>poir et le courage.</text:h>
      </text:section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2" svg:font-family="'Times New Roman'" style:font-adornments="Normal" style:font-family-generic="roman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_3c_l_3e_" style:display-name="&lt;l&gt;" style:family="paragraph" style:parent-style-name="Standard" style:default-outline-level="" style:list-style-name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Times New Roman1" fo:font-family="'Times New Roman'" style:font-style-name="Normal" style:font-family-generic="roman" style:font-pitch="variable" fo:font-size="12pt" fo:font-weight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_3c_ab.ornament_3e_" style:display-name="&lt;ab.ornament&gt;" style:family="paragraph" style:parent-style-name="_3c_l_3e_">
      <style:paragraph-properties fo:margin-left="5.001cm" fo:margin-right="5.001cm" fo:text-indent="0cm" style:auto-text-indent="false" fo:padding="0cm" fo:border-left="none" fo:border-right="none" fo:border-top="none" fo:border-bottom="0.06pt solid #000000" style:shadow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3c_pb_3e_" style:display-name="&lt;pb&gt;" style:family="text">
      <style:text-properties fo:color="#ff3333" style:text-position="sub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Karolina Suchecka</meta:initial-creator>
    <meta:creation-date>2019-10-25T15:50:34.34</meta:creation-date>
    <dc:date>2020-06-13T18:31:59.545804634</dc:date>
    <meta:editing-duration>P3DT28M8S</meta:editing-duration>
    <meta:editing-cycles>15</meta:editing-cycles>
    <meta:generator>LibreOffice/6.3.5.2$Linux_X86_64 LibreOffice_project/30$Build-2</meta:generator>
    <meta:document-statistic meta:table-count="0" meta:image-count="0" meta:object-count="0" meta:page-count="14" meta:paragraph-count="640" meta:word-count="5055" meta:character-count="28071" meta:non-whitespace-character-count="23655"/>
  </office:meta>
</office:document-meta>
</file>